
<file path=META-INF/manifest.xml><?xml version="1.0" encoding="utf-8"?>
<manifest:manifest xmlns:ns42="http://openoffice.org/2009/office" xmlns:text="urn:oasis:names:tc:opendocument:xmlns:text:1.0" xmlns:xlink="http://www.w3.org/1999/xlink" xmlns:office="urn:oasis:names:tc:opendocument:xmlns:office:1.0" xmlns:dc="http://purl.org/dc/elements/1.1/" xmlns:manifest="urn:oasis:names:tc:opendocument:xmlns:manifest:1.0" xmlns:chart="urn:oasis:names:tc:opendocument:xmlns:chart:1.0" xmlns:config="urn:oasis:names:tc:opendocument:xmlns:config:1.0" xmlns:meta="urn:oasis:names:tc:opendocument:xmlns:meta:1.0" xmlns:fo="urn:oasis:names:tc:opendocument:xmlns:xsl-fo-compatible:1.0" xmlns:svg="urn:oasis:names:tc:opendocument:xmlns:svg-compatible:1.0" xmlns:ooo="http://openoffice.org/2004/office" xmlns:table="urn:oasis:names:tc:opendocument:xmlns:table:1.0" xmlns:draw="urn:oasis:names:tc:opendocument:xmlns:drawing:1.0" xmlns:ns41="urn:org:documentfoundation:names:experimental:office:xmlns:loext:1.0" xmlns:style="urn:oasis:names:tc:opendocument:xmlns:style:1.0" xmlns:presentation="urn:oasis:names:tc:opendocument:xmlns:presentation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" manifest:media-type=""/>
  <manifest:file-entry manifest:full-path="Thumbnails/thumbnail.png" manifest:media-type=""/>
  <manifest:file-entry manifest:full-path="layout-cache" manifest:media-type="application/binary"/>
  <manifest:file-entry manifest:full-path="manifest.rdf" manifest:media-type="application/rdf+xml"/>
  <manifest:file-entry manifest:full-path="Configurations2/" manifest:media-type="application/vnd.sun.xml.ui.configuration"/>
  <manifest:file-entry manifest:full-path="/" manifest:media-type="application/vnd.oasis.opendocument.text"/>
  <manifest:file-entry manifest:full-path="Configurations2/accelerator/current.xml" manifest:media-type=""/>
</manifest:manifest>
</file>

<file path=content.xml><?xml version="1.0" encoding="utf-8"?>
<office:document-content xmlns:ns42="http://openoffice.org/2009/office" xmlns:text="urn:oasis:names:tc:opendocument:xmlns:text:1.0" xmlns:xlink="http://www.w3.org/1999/xlink" xmlns:office="urn:oasis:names:tc:opendocument:xmlns:office:1.0" xmlns:dc="http://purl.org/dc/elements/1.1/" xmlns:manifest="urn:oasis:names:tc:opendocument:xmlns:manifest:1.0" xmlns:chart="urn:oasis:names:tc:opendocument:xmlns:chart:1.0" xmlns:config="urn:oasis:names:tc:opendocument:xmlns:config:1.0" xmlns:meta="urn:oasis:names:tc:opendocument:xmlns:meta:1.0" xmlns:fo="urn:oasis:names:tc:opendocument:xmlns:xsl-fo-compatible:1.0" xmlns:svg="urn:oasis:names:tc:opendocument:xmlns:svg-compatible:1.0" xmlns:ooo="http://openoffice.org/2004/office" xmlns:table="urn:oasis:names:tc:opendocument:xmlns:table:1.0" xmlns:draw="urn:oasis:names:tc:opendocument:xmlns:drawing:1.0" xmlns:ns41="urn:org:documentfoundation:names:experimental:office:xmlns:loext:1.0" xmlns:style="urn:oasis:names:tc:opendocument:xmlns:style:1.0" xmlns:presentation="urn:oasis:names:tc:opendocument:xmlns:presentation:1.0" office:version="1.2">
  <office:font-face-decls>
    <style:font-face style:font-family-generic="swiss" style:name="Lucida Sans1" svg:font-family="'Lucida Sans'"/>
    <style:font-face style:font-family-generic="roman" style:name="Arial" svg:font-family="Arial" style:font-pitch="variable"/>
    <style:font-face style:font-family-generic="roman" style:name="Calibri" svg:font-family="Calibri" style:font-pitch="variable"/>
    <style:font-face style:font-family-generic="roman" style:name="Times New Roman" svg:font-family="'Times New Roman'" style:font-pitch="variable"/>
    <style:font-face style:font-family-generic="roman" style:name="Wingdings" svg:font-family="Wingdings" style:font-pitch="variable"/>
    <style:font-face style:font-family-generic="swiss" style:name="Liberation Sans" svg:font-family="'Liberation Sans'" style:font-pitch="variable"/>
    <style:font-face style:font-family-generic="system" style:name="Arial1" svg:font-family="Arial" style:font-pitch="variable"/>
    <style:font-face style:font-family-generic="system" style:name="Calibri1" svg:font-family="Calibri" style:font-pitch="variable"/>
    <style:font-face style:font-family-generic="system" style:name="Lucida Sans" svg:font-family="'Lucida Sans'" style:font-pitch="variable"/>
    <style:font-face style:font-family-generic="system" style:name="Microsoft YaHei" svg:font-family="'Microsoft YaHei'" style:font-pitch="variable"/>
    <style:font-face style:font-family-generic="system" style:name="Tahoma" svg:font-family="Tahoma" style:font-pitch="variable"/>
    <style:font-face style:font-family-generic="system" style:name="Times New Roman1" svg:font-family="'Times New Roman'" style:font-pitch="variable"/>
    <style:font-face style:font-family-generic="system" style:name="Wingdings1" svg:font-family="Wingdings" style:font-pitch="variable"/>
  </office:font-face-decls>
  <office:automatic-styles>
    <style:style style:name="Таблица1" style:family="table">
      <style:table-properties table:align="left" style:writing-mode="lr-tb" fo:margin-top="0cm" fo:margin-bottom="0cm" fo:margin-left="-0.191cm" style:width="17.381cm"/>
    </style:style>
    <style:style style:name="Таблица1.A" style:family="table-column">
      <style:table-column-properties style:column-width="9.079cm"/>
    </style:style>
    <style:style style:name="Таблица1.B" style:family="table-column">
      <style:table-column-properties style:column-width="8.303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top="0cm" fo:border="none" fo:padding-bottom="0cm" fo:padding-right="0.191cm" fo:padding-left="0.191cm"/>
    </style:style>
    <style:style style:name="Таблица2" style:family="table">
      <style:table-properties table:align="left" style:writing-mode="lr-tb" fo:margin-top="0cm" fo:margin-bottom="0cm" fo:margin-left="-0.199cm" style:width="17.944cm"/>
    </style:style>
    <style:style style:name="Таблица2.A" style:family="table-column">
      <style:table-column-properties style:column-width="3.662cm"/>
    </style:style>
    <style:style style:name="Таблица2.B" style:family="table-column">
      <style:table-column-properties style:column-width="2.78cm"/>
    </style:style>
    <style:style style:name="Таблица2.C" style:family="table-column">
      <style:table-column-properties style:column-width="1.748cm"/>
    </style:style>
    <style:style style:name="Таблица2.D" style:family="table-column">
      <style:table-column-properties style:column-width="0.503cm"/>
    </style:style>
    <style:style style:name="Таблица2.E" style:family="table-column">
      <style:table-column-properties style:column-width="3.337cm"/>
    </style:style>
    <style:style style:name="Таблица2.F" style:family="table-column">
      <style:table-column-properties style:column-width="5.914cm"/>
    </style:style>
    <style:style style:name="Таблица2.1" style:family="table-row">
      <style:table-row-properties style:min-row-height="1.127cm" fo:keep-together="auto"/>
    </style:style>
    <style:style style:name="Таблица2.A1" style:family="table-cell">
      <style:table-cell-properties fo:padding-top="0cm" fo:border="0.5pt solid #00000a" fo:padding-bottom="0cm" fo:padding-right="0.191cm" fo:padding-left="0.199cm"/>
    </style:style>
    <style:style style:name="Таблица2.2" style:family="table-row">
      <style:table-row-properties style:min-row-height="0.99cm" fo:keep-together="auto"/>
    </style:style>
    <style:style style:name="Таблица2.3" style:family="table-row">
      <style:table-row-properties style:min-row-height="1.233cm" fo:keep-together="auto"/>
    </style:style>
    <style:style style:name="Таблица2.4" style:family="table-row">
      <style:table-row-properties style:min-row-height="0.727cm" fo:keep-together="auto"/>
    </style:style>
    <style:style style:name="Таблица2.5" style:family="table-row">
      <style:table-row-properties style:min-row-height="0.487cm" fo:keep-together="auto"/>
    </style:style>
    <style:style style:name="Таблица2.6" style:family="table-row">
      <style:table-row-properties style:min-row-height="1.363cm" fo:keep-together="auto"/>
    </style:style>
    <style:style style:name="Таблица2.7" style:family="table-row">
      <style:table-row-properties fo:keep-together="auto"/>
    </style:style>
    <style:style style:name="Таблица2.A7" style:family="table-cell">
      <style:table-cell-properties fo:padding-top="0cm" fo:border-right="0.5pt solid #ffffff" fo:padding-bottom="0cm" fo:padding-right="0.191cm" fo:padding-left="0.199cm" fo:border-bottom="none" fo:border-left="none" fo:border-top="none"/>
    </style:style>
    <style:style style:name="Таблица2.C7" style:family="table-cell">
      <style:table-cell-properties fo:padding-top="0cm" fo:border-right="none" fo:padding-bottom="0cm" fo:padding-right="0.191cm" fo:padding-left="0.199cm" fo:border-bottom="0.5pt solid #00000a" fo:border-left="0.5pt solid #ffffff" fo:border-top="none"/>
    </style:style>
    <style:style style:name="Таблица2.8" style:family="table-row">
      <style:table-row-properties style:min-row-height="0.974cm" fo:keep-together="auto"/>
    </style:style>
    <style:style style:name="Таблица2.A8" style:family="table-cell">
      <style:table-cell-properties fo:padding-top="0cm" fo:border-right="none" fo:padding-bottom="0cm" fo:padding-right="0.191cm" fo:padding-left="0.199cm" fo:border-bottom="0.5pt solid #00000a" fo:border-left="none" style:vertical-align="middle" fo:border-top="none"/>
    </style:style>
    <style:style style:name="Таблица2.9" style:family="table-row">
      <style:table-row-properties style:min-row-height="0.72cm" fo:keep-together="auto"/>
    </style:style>
    <style:style style:name="Таблица2.A9" style:family="table-cell">
      <style:table-cell-properties fo:padding-top="0cm" fo:border-right="none" fo:padding-bottom="0cm" fo:padding-right="0.191cm" fo:padding-left="0.199cm" fo:border-bottom="none" fo:border-left="none" fo:border-top="0.5pt solid #00000a"/>
    </style:style>
    <style:style style:name="Таблица2.10" style:family="table-row">
      <style:table-row-properties fo:keep-together="auto"/>
    </style:style>
    <style:style style:name="Таблица2.B10" style:family="table-cell">
      <style:table-cell-properties fo:padding-top="0cm" fo:border-right="0.5pt solid #ffffff" fo:padding-bottom="0cm" fo:padding-right="0.191cm" fo:padding-left="0.199cm" fo:border-bottom="0.5pt solid #00000a" fo:border-left="0.5pt solid #ffffff" style:vertical-align="middle" fo:border-top="none"/>
    </style:style>
    <style:style style:name="Таблица2.E10" style:family="table-cell">
      <style:table-cell-properties fo:padding-top="0cm" fo:border-right="0.5pt solid #ffffff" fo:padding-bottom="0cm" fo:padding-right="0.191cm" fo:padding-left="0.199cm" fo:border-bottom="0.5pt solid #ffffff" fo:border-left="0.5pt solid #ffffff" fo:border-top="none"/>
    </style:style>
    <style:style style:name="Таблица2.F10" style:family="table-cell">
      <style:table-cell-properties fo:padding-top="0cm" fo:border-right="none" fo:padding-bottom="0cm" fo:padding-right="0.191cm" fo:padding-left="0.199cm" fo:border-bottom="0.5pt solid #000001" fo:border-left="0.5pt solid #ffffff" fo:border-top="none"/>
    </style:style>
    <style:style style:name="Таблица3" style:family="table">
      <style:table-properties table:align="left" style:writing-mode="lr-tb" fo:margin-top="0cm" fo:margin-bottom="0cm" fo:margin-left="-0.199cm" style:width="17.443cm"/>
    </style:style>
    <style:style style:name="Таблица3.A" style:family="table-column">
      <style:table-column-properties style:column-width="17.443cm"/>
    </style:style>
    <style:style style:name="Таблица3.1" style:family="table-row">
      <style:table-row-properties style:row-height="0.917cm" fo:keep-together="auto"/>
    </style:style>
    <style:style style:name="Таблица3.A1" style:family="table-cell">
      <style:table-cell-properties fo:padding-top="0cm" fo:border="none" fo:padding-bottom="0cm" fo:padding-right="0.191cm" fo:padding-left="0.199cm" style:vertical-align="middle"/>
    </style:style>
    <style:style style:name="Таблица4" style:family="table">
      <style:table-properties table:align="left" style:writing-mode="lr-tb" fo:margin-top="0cm" fo:margin-bottom="0cm" fo:margin-left="0cm" style:width="11.192cm"/>
    </style:style>
    <style:style style:name="Таблица4.A" style:family="table-column">
      <style:table-column-properties style:column-width="11.192cm"/>
    </style:style>
    <style:style style:name="Таблица4.1" style:family="table-row">
      <style:table-row-properties style:min-row-height="0.517cm" fo:keep-together="auto"/>
    </style:style>
    <style:style style:name="Таблица4.A1" style:family="table-cell">
      <style:table-cell-properties fo:padding-top="0cm" fo:border="none" fo:padding-bottom="0cm" fo:padding-right="0.191cm" fo:padding-left="0.191cm" style:vertical-align="middle"/>
    </style:style>
    <style:style style:name="Таблица5" style:family="table">
      <style:table-properties table:align="left" style:writing-mode="lr-tb" fo:margin-top="0cm" fo:margin-bottom="0cm" fo:margin-left="1.09cm" style:width="14.439cm"/>
    </style:style>
    <style:style style:name="Таблица5.A" style:family="table-column">
      <style:table-column-properties style:column-width="0.593cm"/>
    </style:style>
    <style:style style:name="Таблица5.B" style:family="table-column">
      <style:table-column-properties style:column-width="11.234cm"/>
    </style:style>
    <style:style style:name="Таблица5.C" style:family="table-column">
      <style:table-column-properties style:column-width="2.612cm"/>
    </style:style>
    <style:style style:name="Таблица5.1" style:family="table-row">
      <style:table-row-properties style:min-row-height="0.621cm" fo:keep-together="auto"/>
    </style:style>
    <style:style style:name="Таблица5.A1" style:family="table-cell">
      <style:table-cell-properties fo:padding-top="0cm" fo:border="0.5pt solid #00000a" fo:padding-bottom="0cm" fo:padding-right="0.191cm" fo:padding-left="0.199cm"/>
    </style:style>
    <style:style style:name="Таблица5.B1" style:family="table-cell">
      <style:table-cell-properties fo:padding-top="0cm" fo:border="0.5pt solid #00000a" fo:padding-bottom="0cm" fo:padding-right="0.191cm" fo:padding-left="0.199cm" style:vertical-align="middle"/>
    </style:style>
    <style:style style:name="Таблица6" style:family="table">
      <style:table-properties table:align="right" style:writing-mode="lr-tb" fo:margin-bottom="0cm" fo:margin-top="0cm" style:width="14.693cm"/>
    </style:style>
    <style:style style:name="Таблица6.A" style:family="table-column">
      <style:table-column-properties style:column-width="14.693cm"/>
    </style:style>
    <style:style style:name="Таблица6.1" style:family="table-row">
      <style:table-row-properties style:min-row-height="0.494cm" fo:keep-together="auto"/>
    </style:style>
    <style:style style:name="Таблица6.A1" style:family="table-cell">
      <style:table-cell-properties fo:padding-top="0cm" fo:border-right="none" fo:padding-bottom="0cm" fo:padding-right="0.191cm" fo:padding-left="0.191cm" fo:border-bottom="0.5pt solid #00000a" fo:border-left="none" fo:border-top="none"/>
    </style:style>
    <style:style style:name="Таблица6.A2" style:family="table-cell">
      <style:table-cell-properties fo:padding-top="0cm" fo:border-right="none" fo:padding-bottom="0cm" fo:padding-right="0.191cm" fo:padding-left="0.191cm" fo:border-bottom="none" fo:border-left="none" fo:border-top="0.5pt solid #00000a"/>
    </style:style>
    <style:style style:name="Таблица7" style:family="table">
      <style:table-properties table:align="left" style:writing-mode="lr-tb" fo:margin-top="0cm" fo:margin-bottom="0cm" fo:margin-left="-0.191cm" style:width="17.544cm"/>
    </style:style>
    <style:style style:name="Таблица7.A" style:family="table-column">
      <style:table-column-properties style:column-width="6.389cm"/>
    </style:style>
    <style:style style:name="Таблица7.B" style:family="table-column">
      <style:table-column-properties style:column-width="0.628cm"/>
    </style:style>
    <style:style style:name="Таблица7.C" style:family="table-column">
      <style:table-column-properties style:column-width="6.422cm"/>
    </style:style>
    <style:style style:name="Таблица7.D" style:family="table-column">
      <style:table-column-properties style:column-width="0.427cm"/>
    </style:style>
    <style:style style:name="Таблица7.E" style:family="table-column">
      <style:table-column-properties style:column-width="3.678cm"/>
    </style:style>
    <style:style style:name="Таблица7.1" style:family="table-row">
      <style:table-row-properties style:min-row-height="0.792cm" fo:keep-together="auto"/>
    </style:style>
    <style:style style:name="Таблица7.A1" style:family="table-cell">
      <style:table-cell-properties fo:padding-top="0cm" fo:border="0.5pt solid #00000a" fo:padding-bottom="0cm" fo:padding-right="0.191cm" fo:padding-left="0.191cm" style:vertical-align="middle"/>
    </style:style>
    <style:style style:name="Таблица7.B1" style:family="table-cell">
      <style:table-cell-properties fo:padding-top="0cm" fo:border-right="0.5pt solid #00000a" fo:padding-bottom="0cm" fo:padding-right="0.191cm" fo:padding-left="0.191cm" fo:border-bottom="none" fo:border-left="0.5pt solid #00000a" style:vertical-align="middle" fo:border-top="none"/>
    </style:style>
    <style:style style:name="Таблица7.2" style:family="table-row">
      <style:table-row-properties style:min-row-height="0.473cm" fo:keep-together="auto"/>
    </style:style>
    <style:style style:name="Таблица7.A2" style:family="table-cell">
      <style:table-cell-properties fo:padding-top="0cm" fo:border-right="none" fo:padding-bottom="0cm" fo:padding-right="0.191cm" fo:padding-left="0.191cm" fo:border-bottom="none" fo:border-left="none" fo:border-top="0.5pt solid #00000a"/>
    </style:style>
    <style:style style:name="Таблица7.B2" style:family="table-cell">
      <style:table-cell-properties fo:padding-top="0cm" fo:border="none" fo:padding-bottom="0cm" fo:padding-right="0.191cm" fo:padding-left="0.191cm"/>
    </style:style>
    <style:style style:name="Таблица7.C2" style:family="table-cell">
      <style:table-cell-properties fo:padding-top="0cm" fo:border-right="none" fo:padding-bottom="0cm" fo:padding-right="0.191cm" fo:padding-left="0.191cm" fo:border-bottom="none" fo:border-left="none" fo:border-top="0.5pt solid #00000a"/>
    </style:style>
    <style:style style:name="Таблица7.D2" style:family="table-cell">
      <style:table-cell-properties fo:padding-top="0cm" fo:border="none" fo:padding-bottom="0cm" fo:padding-right="0.191cm" fo:padding-left="0.191cm"/>
    </style:style>
    <style:style style:name="Таблица7.E2" style:family="table-cell">
      <style:table-cell-properties fo:padding-top="0cm" fo:border-right="none" fo:padding-bottom="0cm" fo:padding-right="0.191cm" fo:padding-left="0.191cm" fo:border-bottom="none" fo:border-left="none" fo:border-top="0.5pt solid #00000a"/>
    </style:style>
    <style:style style:name="Таблица8" style:family="table">
      <style:table-properties table:align="right" style:writing-mode="lr-tb" fo:margin-bottom="0cm" fo:margin-top="0cm" style:width="14.693cm"/>
    </style:style>
    <style:style style:name="Таблица8.A" style:family="table-column">
      <style:table-column-properties style:column-width="14.693cm"/>
    </style:style>
    <style:style style:name="Таблица8.1" style:family="table-row">
      <style:table-row-properties style:min-row-height="0.494cm" fo:keep-together="auto"/>
    </style:style>
    <style:style style:name="Таблица8.A1" style:family="table-cell">
      <style:table-cell-properties fo:padding-top="0cm" fo:border-right="none" fo:padding-bottom="0cm" fo:padding-right="0.191cm" fo:padding-left="0.191cm" fo:border-bottom="0.5pt solid #00000a" fo:border-left="none" fo:border-top="none"/>
    </style:style>
    <style:style style:name="Таблица8.A2" style:family="table-cell">
      <style:table-cell-properties fo:padding-top="0cm" fo:border-right="none" fo:padding-bottom="0cm" fo:padding-right="0.191cm" fo:padding-left="0.191cm" fo:border-bottom="none" fo:border-left="none" fo:border-top="0.5pt solid #00000a"/>
    </style:style>
    <style:style style:name="Таблица9" style:family="table">
      <style:table-properties table:align="left" style:writing-mode="lr-tb" fo:margin-top="0cm" fo:margin-bottom="0cm" fo:margin-left="-0.191cm" style:width="17.595cm"/>
    </style:style>
    <style:style style:name="Таблица9.A" style:family="table-column">
      <style:table-column-properties style:column-width="6.405cm"/>
    </style:style>
    <style:style style:name="Таблица9.B" style:family="table-column">
      <style:table-column-properties style:column-width="0.633cm"/>
    </style:style>
    <style:style style:name="Таблица9.C" style:family="table-column">
      <style:table-column-properties style:column-width="6.442cm"/>
    </style:style>
    <style:style style:name="Таблица9.D" style:family="table-column">
      <style:table-column-properties style:column-width="0.429cm"/>
    </style:style>
    <style:style style:name="Таблица9.E" style:family="table-column">
      <style:table-column-properties style:column-width="3.687cm"/>
    </style:style>
    <style:style style:name="Таблица9.1" style:family="table-row">
      <style:table-row-properties style:min-row-height="0.847cm" fo:keep-together="auto"/>
    </style:style>
    <style:style style:name="Таблица9.A1" style:family="table-cell">
      <style:table-cell-properties fo:padding-top="0cm" fo:border="0.5pt solid #00000a" fo:padding-bottom="0cm" fo:padding-right="0.191cm" fo:padding-left="0.191cm" style:vertical-align="middle"/>
    </style:style>
    <style:style style:name="Таблица9.B1" style:family="table-cell">
      <style:table-cell-properties fo:padding-top="0cm" fo:border-right="0.5pt solid #00000a" fo:padding-bottom="0cm" fo:padding-right="0.191cm" fo:padding-left="0.191cm" fo:border-bottom="none" fo:border-left="0.5pt solid #00000a" style:vertical-align="middle" fo:border-top="none"/>
    </style:style>
    <style:style style:name="Таблица9.2" style:family="table-row">
      <style:table-row-properties style:min-row-height="0.623cm" fo:keep-together="auto"/>
    </style:style>
    <style:style style:name="Таблица9.A2" style:family="table-cell">
      <style:table-cell-properties fo:padding-top="0cm" fo:border-right="none" fo:padding-bottom="0cm" fo:padding-right="0.191cm" fo:padding-left="0.191cm" fo:border-bottom="none" fo:border-left="none" fo:border-top="0.5pt solid #00000a"/>
    </style:style>
    <style:style style:name="Таблица9.B2" style:family="table-cell">
      <style:table-cell-properties fo:padding-top="0cm" fo:border="none" fo:padding-bottom="0cm" fo:padding-right="0.191cm" fo:padding-left="0.191cm"/>
    </style:style>
    <style:style style:name="Таблица9.C2" style:family="table-cell">
      <style:table-cell-properties fo:padding-top="0cm" fo:border-right="none" fo:padding-bottom="0cm" fo:padding-right="0.191cm" fo:padding-left="0.191cm" fo:border-bottom="none" fo:border-left="none" fo:border-top="0.5pt solid #00000a"/>
    </style:style>
    <style:style style:name="Таблица9.D2" style:family="table-cell">
      <style:table-cell-properties fo:padding-top="0cm" fo:border="none" fo:padding-bottom="0cm" fo:padding-right="0.191cm" fo:padding-left="0.191cm"/>
    </style:style>
    <style:style style:name="Таблица9.E2" style:family="table-cell">
      <style:table-cell-properties fo:padding-top="0cm" fo:border-right="none" fo:padding-bottom="0cm" fo:padding-right="0.191cm" fo:padding-left="0.191cm" fo:border-bottom="none" fo:border-left="none" fo:border-top="0.5pt solid #00000a"/>
    </style:style>
    <style:style style:name="Таблица10" style:family="table">
      <style:table-properties table:align="right" style:writing-mode="lr-tb" fo:margin-bottom="0cm" fo:margin-top="0cm" style:width="3.522cm"/>
    </style:style>
    <style:style style:name="Таблица10.A" style:family="table-column">
      <style:table-column-properties style:column-width="3.522cm"/>
    </style:style>
    <style:style style:name="Таблица10.1" style:family="table-row">
      <style:table-row-properties fo:keep-together="auto"/>
    </style:style>
    <style:style style:name="Таблица10.A1" style:family="table-cell">
      <style:table-cell-properties fo:padding-top="0cm" fo:border="none" fo:padding-bottom="0cm" fo:padding-right="0.191cm" fo:padding-left="0.191cm"/>
    </style:style>
    <style:style style:name="Таблица11" style:family="table">
      <style:table-properties table:align="left" style:writing-mode="lr-tb" fo:margin-top="0cm" fo:margin-bottom="0cm" fo:margin-left="0cm" style:width="4.249cm"/>
    </style:style>
    <style:style style:name="Таблица11.A" style:family="table-column">
      <style:table-column-properties style:column-width="4.249cm"/>
    </style:style>
    <style:style style:name="Таблица11.1" style:family="table-row">
      <style:table-row-properties fo:keep-together="auto"/>
    </style:style>
    <style:style style:name="Таблица11.A1" style:family="table-cell">
      <style:table-cell-properties fo:padding-top="0cm" fo:border="none" fo:padding-bottom="0cm" fo:padding-right="0.191cm" fo:padding-left="0.191cm"/>
    </style:style>
    <style:style style:name="Таблица12" style:family="table">
      <style:table-properties table:align="left" style:writing-mode="lr-tb" fo:margin-top="0cm" fo:margin-bottom="0cm" fo:margin-left="-0.199cm" style:width="17.38cm"/>
    </style:style>
    <style:style style:name="Таблица12.A" style:family="table-column">
      <style:table-column-properties style:column-width="8.689cm"/>
    </style:style>
    <style:style style:name="Таблица12.B" style:family="table-column">
      <style:table-column-properties style:column-width="8.691cm"/>
    </style:style>
    <style:style style:name="Таблица12.1" style:family="table-row">
      <style:table-row-properties fo:keep-together="auto"/>
    </style:style>
    <style:style style:name="Таблица12.A1" style:family="table-cell">
      <style:table-cell-properties fo:padding-top="0cm" fo:border="0.5pt solid #00000a" fo:padding-bottom="0cm" fo:padding-right="0.191cm" fo:padding-left="0.199cm"/>
    </style:style>
    <style:style style:parent-style-name="Standard" style:name="P1" style:family="paragraph">
      <style:text-properties style:font-weight-asian="bold" fo:font-weight="bold"/>
    </style:style>
    <style:style style:parent-style-name="Standard" style:name="P2" style:family="paragraph">
      <style:paragraph-properties fo:line-height="150%" fo:text-align="center" style:justify-single-word="false"/>
      <style:text-properties style:font-weight-asian="bold" fo:font-weight="bold"/>
    </style:style>
    <style:style style:parent-style-name="Standard" style:name="P3" style:family="paragraph">
      <style:paragraph-properties fo:line-height="150%"/>
      <style:text-properties style:font-size-asian="7pt" fo:font-size="7pt"/>
    </style:style>
    <style:style style:parent-style-name="Standard" style:name="P4" style:family="paragraph">
      <style:paragraph-properties fo:text-align="justify" style:justify-single-word="false"/>
      <style:text-properties style:font-size-asian="7pt" fo:font-size="7pt" fo:font-weight="bold" style:font-weight-asian="bold"/>
    </style:style>
    <style:style style:parent-style-name="Standard" style:name="P5" style:family="paragraph">
      <style:paragraph-properties fo:text-align="center" style:justify-single-word="false"/>
      <style:text-properties style:font-size-asian="7pt" fo:font-size="7pt" fo:font-weight="bold" style:font-weight-asian="bold"/>
    </style:style>
    <style:style style:parent-style-name="Standard" style:name="P6" style:family="paragraph">
      <style:paragraph-properties fo:line-height="150%" fo:text-align="center" style:justify-single-word="false"/>
      <style:text-properties style:font-style-asian="italic" fo:font-style="italic" fo:font-size="8pt" style:font-size-complex="8pt" style:font-size-asian="8pt"/>
    </style:style>
    <style:style style:parent-style-name="Standard" style:name="P7" style:family="paragraph">
      <style:paragraph-properties fo:text-align="center" style:justify-single-word="false"/>
      <style:text-properties style:font-style-asian="italic" fo:font-style="italic" fo:font-size="8pt" style:font-size-complex="8pt" style:font-size-asian="8pt"/>
    </style:style>
    <style:style style:parent-style-name="Standard" style:name="P8" style:family="paragraph">
      <style:paragraph-properties fo:line-height="150%" fo:text-align="center" style:justify-single-word="false"/>
      <style:text-properties style:font-style-asian="italic" fo:font-style="italic" fo:font-size="5pt" style:font-size-complex="8pt" style:font-size-asian="5pt"/>
    </style:style>
    <style:style style:parent-style-name="Standard" style:name="P9" style:family="paragraph">
      <style:paragraph-properties fo:line-height="150%"/>
    </style:style>
    <style:style style:parent-style-name="Standard" style:name="P10" style:family="paragraph">
      <style:paragraph-properties fo:line-height="150%" fo:text-align="justify" style:justify-single-word="false"/>
    </style:style>
    <style:style style:parent-style-name="Standard" style:name="P11" style:family="paragraph">
      <style:text-properties style:font-name-complex="Arial1" fo:font-size="10pt" style:font-size-complex="10pt" style:font-style-asian="italic" style:font-size-asian="10pt" style:font-weight-asian="bold" fo:color="#ff0000" fo:font-style="italic" fo:font-weight="bold" style:font-name="Arial"/>
    </style:style>
    <style:style style:parent-style-name="Standard" style:name="P12" style:family="paragraph">
      <style:text-properties style:font-name-complex="Arial1" fo:font-size="5pt" style:font-size-complex="10pt" style:font-style-asian="italic" style:font-size-asian="5pt" style:font-weight-asian="bold" fo:color="#ff0000" fo:font-style="italic" fo:font-weight="bold" style:font-name="Arial"/>
    </style:style>
    <style:style style:parent-style-name="Standard" style:name="P13" style:family="paragraph">
      <style:paragraph-properties fo:text-align="justify" style:justify-single-word="false"/>
    </style:style>
    <style:style style:parent-style-name="Standard" style:name="P14" style:family="paragraph">
      <style:paragraph-properties fo:text-align="justify" style:justify-single-word="false"/>
      <style:text-properties style:font-size-asian="3pt" fo:font-size="3pt" style:font-size-complex="8pt"/>
    </style:style>
    <style:style style:parent-style-name="Standard" style:name="P15" style:family="paragraph">
      <style:paragraph-properties fo:text-align="justify" style:justify-single-word="false"/>
      <style:text-properties style:font-size-asian="6pt" fo:font-size="6pt" style:font-size-complex="11pt"/>
    </style:style>
    <style:style style:parent-style-name="Standard" style:name="P16" style:family="paragraph">
      <style:paragraph-properties fo:text-align="justify" style:justify-single-word="false"/>
      <style:text-properties style:font-size-asian="1pt" fo:font-size="1pt"/>
    </style:style>
    <style:style style:parent-style-name="Standard" style:name="P17" style:family="paragraph">
      <style:paragraph-properties fo:text-align="justify" style:justify-single-word="false"/>
      <style:text-properties style:font-size-asian="2pt" fo:font-size="2pt"/>
    </style:style>
    <style:style style:parent-style-name="Standard" style:name="P18" style:family="paragraph">
      <style:text-properties style:font-size-asian="14pt" fo:font-size="14pt" style:font-size-complex="14pt" fo:font-weight="bold" style:font-weight-asian="bold"/>
    </style:style>
    <style:style style:parent-style-name="Standard" style:name="P19" style:family="paragraph">
      <style:paragraph-properties fo:text-align="justify" style:justify-single-word="false"/>
      <style:text-properties style:font-size-asian="14pt" fo:font-size="14pt" style:font-size-complex="14pt" fo:font-weight="bold" style:font-weight-asian="bold"/>
    </style:style>
    <style:style style:parent-style-name="Standard" style:name="P20" style:family="paragraph">
      <style:paragraph-properties ns41:contextual-spacing="false" fo:margin-top="0cm" fo:margin-bottom="0cm" style:auto-text-indent="false" fo:margin-right="0cm" fo:margin-left="0cm" fo:text-indent="0cm"/>
      <style:text-properties style:country-asian="RU" style:font-name-complex="Times New Roman1" style:language-asian="ru" style:font-name="Times New Roman" style:font-name-asian="Times New Roman1"/>
    </style:style>
    <style:style style:parent-style-name="Standard" style:name="P21" style:family="paragraph">
      <style:paragraph-properties ns41:contextual-spacing="false" fo:margin-top="0cm" fo:margin-bottom="0cm" fo:margin-right="0cm" style:auto-text-indent="false" fo:text-align="start" style:justify-single-word="false" fo:margin-left="0cm" fo:text-indent="0cm"/>
      <style:text-properties style:font-name-complex="Times New Roman1" style:font-size-complex="10pt" style:font-name-asian="Times New Roman1" style:language-asian="ru" style:country-asian="RU" style:font-name="Times New Roman"/>
    </style:style>
    <style:style style:parent-style-name="Standard" style:name="P22" style:family="paragraph">
      <style:paragraph-properties ns41:contextual-spacing="false" fo:margin-top="0cm" fo:margin-bottom="0cm" fo:margin-right="0cm" style:auto-text-indent="false" fo:text-align="start" style:justify-single-word="false" fo:margin-left="0cm" fo:text-indent="0cm"/>
      <style:text-properties style:font-name-complex="Times New Roman1" style:font-size-complex="10pt" style:font-name-asian="Times New Roman1" style:country-asian="RU" style:font-size-asian="10pt" fo:font-size="10pt" style:language-asian="ru" style:font-name="Times New Roman"/>
    </style:style>
    <style:style style:parent-style-name="Standard" style:name="P23" style:family="paragraph">
      <style:paragraph-properties ns41:contextual-spacing="false" fo:margin-top="0cm" fo:margin-bottom="0cm" fo:margin-right="0cm" style:auto-text-indent="false" fo:text-align="start" style:justify-single-word="false" fo:margin-left="0cm" fo:text-indent="0cm"/>
      <style:text-properties style:font-name-complex="Times New Roman1" style:font-size-complex="10pt" style:font-name-asian="Times New Roman1" style:country-asian="RU" style:font-weight-asian="bold" style:language-asian="ru" style:font-name="Times New Roman" fo:font-weight="bold"/>
    </style:style>
    <style:style style:parent-style-name="Standard" style:name="P24" style:family="paragraph">
      <style:paragraph-properties ns41:contextual-spacing="false" fo:margin-top="0cm" fo:margin-bottom="0cm" fo:margin-right="0cm" style:auto-text-indent="false" fo:text-align="start" style:justify-single-word="false" fo:margin-left="0cm" fo:text-indent="0cm"/>
      <style:text-properties style:font-name-complex="Times New Roman1" style:font-name-asian="Times New Roman1" style:country-asian="RU" style:font-weight-asian="bold" style:language-asian="ru" style:font-name="Times New Roman" fo:font-weight="bold"/>
    </style:style>
    <style:style style:parent-style-name="Standard" style:name="P25" style:family="paragraph">
      <style:paragraph-properties ns41:contextual-spacing="false" fo:margin-top="0cm" fo:margin-bottom="0cm" fo:margin-right="0cm" style:auto-text-indent="false" fo:text-align="start" style:justify-single-word="false" fo:margin-left="0cm" fo:text-indent="0cm"/>
      <style:text-properties style:font-name-complex="Times New Roman1" fo:font-size="20pt" style:font-size-complex="20pt" style:font-name-asian="Times New Roman1" style:language-asian="ru" style:font-size-asian="20pt" style:font-weight-asian="bold" style:country-asian="RU" fo:letter-spacing="0.088cm" fo:font-weight="bold" style:font-name="Times New Roman"/>
    </style:style>
    <style:style style:parent-style-name="Standard" style:name="P26" style:family="paragraph">
      <style:paragraph-properties ns41:contextual-spacing="false" fo:margin-top="0cm" fo:margin-bottom="0cm" fo:margin-right="0cm" style:auto-text-indent="false" fo:text-align="start" style:justify-single-word="false" fo:margin-left="0cm" fo:text-indent="0cm"/>
      <style:text-properties style:font-name-complex="Times New Roman1" style:font-size-complex="10pt" style:font-name-asian="Times New Roman1" style:font-style-asian="italic" style:country-asian="RU" style:font-size-asian="8pt" fo:font-size="8pt" style:language-asian="ru" fo:font-style="italic" style:font-name="Times New Roman"/>
    </style:style>
    <style:style style:parent-style-name="Standard" style:name="P27" style:family="paragraph">
      <style:paragraph-properties ns41:contextual-spacing="false" fo:margin-top="0cm" fo:margin-bottom="0cm" fo:margin-right="0cm" style:auto-text-indent="false" fo:text-align="center" style:justify-single-word="false" fo:margin-left="0cm" fo:text-indent="0cm"/>
      <style:text-properties style:font-name-complex="Times New Roman1" style:font-size-complex="8pt" style:font-name-asian="Times New Roman1" style:font-style-asian="italic" style:country-asian="RU" style:font-size-asian="8pt" fo:font-size="8pt" style:language-asian="ru" fo:font-style="italic" style:font-name="Times New Roman"/>
    </style:style>
    <style:style style:parent-style-name="Standard" style:name="P28" style:family="paragraph">
      <style:paragraph-properties ns41:contextual-spacing="false" fo:margin-top="0cm" fo:margin-bottom="0cm" fo:margin-right="0cm" style:auto-text-indent="false" fo:text-align="start" style:justify-single-word="false" fo:margin-left="0cm" fo:text-indent="0cm"/>
      <style:text-properties style:font-name-complex="Times New Roman1" style:font-size-complex="8pt" style:font-name-asian="Times New Roman1" style:font-style-asian="italic" style:country-asian="RU" style:font-size-asian="8pt" fo:font-size="8pt" style:language-asian="ru" fo:font-style="italic" style:font-name="Times New Roman"/>
    </style:style>
    <style:style style:parent-style-name="Standard" style:name="P29" style:family="paragraph">
      <style:paragraph-properties ns41:contextual-spacing="false" fo:margin-top="0cm" fo:margin-bottom="0cm" fo:margin-right="0cm" style:auto-text-indent="false" fo:text-align="start" style:justify-single-word="false" fo:margin-left="0cm" fo:text-indent="0cm"/>
      <style:text-properties style:font-name-complex="Times New Roman1" style:font-size-complex="10pt" style:font-name-asian="Times New Roman1" style:country-asian="RU" style:font-size-asian="4pt" fo:font-size="4pt" style:language-asian="ru" style:font-name="Times New Roman"/>
    </style:style>
    <style:style style:parent-style-name="Standard" style:name="P30" style:family="paragraph">
      <style:paragraph-properties ns41:contextual-spacing="false" fo:margin-top="0cm" fo:margin-bottom="0cm" fo:margin-right="0cm" style:auto-text-indent="false" fo:text-align="start" style:justify-single-word="false" fo:margin-left="0cm" fo:text-indent="0cm"/>
      <style:text-properties style:country-asian="RU" style:language-asian="ru" style:font-name-asian="Times New Roman1"/>
    </style:style>
    <style:style style:parent-style-name="Standard" style:name="P31" style:family="paragraph">
      <style:paragraph-properties ns41:contextual-spacing="false" fo:margin-top="0cm" fo:margin-bottom="0cm" fo:margin-right="0cm" style:auto-text-indent="false" fo:text-align="start" style:justify-single-word="false" fo:margin-left="0cm" fo:text-indent="0cm"/>
      <style:text-properties fo:language="ru" ns42:rsid="00076e63" style:font-name-asian="Times New Roman1" style:font-weight-complex="normal" style:language-asian="ru" fo:font-style="normal" style:font-weight-asian="normal" style:country-asian="RU" fo:font-weight="normal" fo:country="RU" style:font-name-complex="Times New Roman1" style:font-size-complex="10pt" ns42:paragraph-rsid="00076e63" style:font-style-asian="normal" style:font-style-complex="normal" fo:color="#000000" style:font-name="Times New Roman"/>
    </style:style>
    <style:style style:parent-style-name="Standard" style:name="P32" style:family="paragraph">
      <style:paragraph-properties ns41:contextual-spacing="false" fo:margin-top="0cm" fo:margin-bottom="0cm" fo:margin-right="0cm" style:auto-text-indent="false" fo:text-align="start" style:justify-single-word="false" fo:margin-left="0cm" fo:text-indent="0cm"/>
      <style:text-properties style:font-name-complex="Times New Roman1" style:country-asian="RU" style:font-size-complex="10pt" style:font-name-asian="Times New Roman1" style:language-asian="ru" fo:color="#000000" style:font-name="Times New Roman"/>
    </style:style>
    <style:style style:parent-style-name="Standard" style:name="P33" style:family="paragraph">
      <style:paragraph-properties ns41:contextual-spacing="false" fo:margin-top="0cm" fo:margin-bottom="0cm" fo:margin-right="0cm" style:auto-text-indent="false" fo:text-align="start" style:justify-single-word="false" fo:margin-left="0cm" fo:text-indent="0cm"/>
      <style:text-properties fo:language="en" style:font-name-asian="Times New Roman1" style:country-asian="RU" fo:font-style="italic" style:font-weight-asian="bold" style:language-asian="ru" fo:font-weight="bold" fo:country="US" style:font-name-complex="Times New Roman1" style:font-size-complex="10pt" style:font-style-asian="italic" style:font-size-asian="16pt" fo:font-size="16pt" fo:color="#ff0000" style:font-name="Times New Roman"/>
    </style:style>
    <style:style style:parent-style-name="Standard" style:name="P34" style:family="paragraph">
      <style:paragraph-properties ns41:contextual-spacing="false" fo:margin-top="0cm" fo:margin-bottom="0cm" fo:margin-right="0cm" style:auto-text-indent="false" fo:text-align="start" style:justify-single-word="false" fo:margin-left="0cm" fo:text-indent="0cm"/>
      <style:text-properties fo:language="en" style:font-name-asian="Times New Roman1" style:country-asian="RU" fo:font-style="italic" style:font-weight-asian="bold" style:language-asian="ru" fo:font-weight="bold" fo:country="US" style:font-name-complex="Times New Roman1" style:font-size-complex="16pt" style:font-style-asian="italic" style:font-size-asian="16pt" fo:font-size="16pt" fo:color="#ff0000" style:font-name="Times New Roman"/>
    </style:style>
    <style:style style:parent-style-name="Standard" style:name="P35" style:family="paragraph">
      <style:paragraph-properties ns41:contextual-spacing="false" fo:margin-top="0cm" fo:margin-bottom="0cm" fo:margin-right="0cm" style:auto-text-indent="false" fo:text-align="start" style:justify-single-word="false" fo:margin-left="0cm" fo:text-indent="0cm"/>
      <style:text-properties style:font-name-asian="Times New Roman1" style:country-asian="RU" fo:font-style="italic" style:font-weight-asian="bold" style:language-asian="ru" fo:font-weight="bold" style:font-name-complex="Times New Roman1" style:font-size-complex="14pt" style:font-style-asian="italic" style:font-size-asian="16pt" fo:font-size="16pt" fo:color="#ff0000" style:font-name="Times New Roman"/>
    </style:style>
    <style:style style:parent-style-name="Standard" style:name="P36" style:family="paragraph">
      <style:paragraph-properties ns41:contextual-spacing="false" fo:margin-top="0cm" fo:margin-bottom="0cm" fo:margin-right="0cm" style:auto-text-indent="false" fo:text-align="start" style:justify-single-word="false" fo:margin-left="0cm" fo:text-indent="0cm"/>
      <style:text-properties fo:language="en" style:font-name-asian="Times New Roman1" style:language-asian="ru" fo:font-style="italic" style:font-weight-asian="bold" style:country-asian="RU" fo:font-weight="bold" fo:country="US" style:font-name-complex="Times New Roman1" style:font-size-complex="10pt" style:font-style-asian="italic" fo:color="#ff0000" style:font-name="Times New Roman"/>
    </style:style>
    <style:style style:parent-style-name="Standard" style:name="P37" style:family="paragraph">
      <style:paragraph-properties ns41:contextual-spacing="false" fo:margin-top="0cm" fo:margin-bottom="0cm" fo:margin-right="0cm" style:auto-text-indent="false" fo:text-align="start" style:justify-single-word="false" fo:margin-left="0cm" fo:text-indent="0cm"/>
      <style:text-properties fo:language="en" style:font-name-asian="Times New Roman1" style:country-asian="RU" fo:font-style="italic" style:font-weight-asian="bold" style:language-asian="ru" fo:font-weight="bold" fo:country="US" style:font-name-complex="Arial1" style:font-size-complex="10pt" style:font-style-asian="italic" style:font-size-asian="11pt" fo:font-size="11pt" fo:color="#ff0000" style:font-name="Arial"/>
    </style:style>
    <style:style style:parent-style-name="Standard" style:name="P38" style:family="paragraph">
      <style:paragraph-properties ns41:contextual-spacing="false" fo:margin-top="0cm" fo:margin-bottom="0cm" fo:margin-right="0cm" style:auto-text-indent="false" fo:text-align="start" style:justify-single-word="false" fo:margin-left="0cm" fo:text-indent="0cm"/>
      <style:text-properties fo:language="en" style:font-name-asian="Times New Roman1" style:font-weight-complex="bold" style:country-asian="RU" fo:font-style="italic" style:font-weight-asian="bold" style:language-asian="ru" fo:font-weight="bold" fo:country="US" style:font-name-complex="Arial1" style:font-size-complex="10pt" style:font-style-asian="italic" style:font-size-asian="11pt" fo:font-size="11pt" fo:color="#ff0000" style:font-name="Arial"/>
    </style:style>
    <style:style style:parent-style-name="Standard" style:name="P39" style:family="paragraph">
      <style:paragraph-properties ns41:contextual-spacing="false" fo:margin-top="0cm" fo:margin-bottom="0cm" fo:margin-right="0cm" style:auto-text-indent="false" fo:text-align="start" style:justify-single-word="false" fo:margin-left="0cm" fo:text-indent="0cm"/>
      <style:text-properties style:font-name-asian="Times New Roman1" style:country-asian="RU" fo:font-style="italic" style:font-weight-asian="bold" style:language-asian="ru" fo:font-weight="bold" style:font-name-complex="Arial1" style:font-size-complex="10pt" style:font-style-asian="italic" style:font-size-asian="11pt" fo:font-size="11pt" fo:color="#ff0000" style:font-name="Arial"/>
    </style:style>
    <style:style style:parent-style-name="Standard" style:name="P40" style:family="paragraph">
      <style:paragraph-properties ns41:contextual-spacing="false" fo:margin-top="0cm" fo:margin-bottom="0cm" fo:margin-right="0cm" style:auto-text-indent="false" fo:text-align="start" style:justify-single-word="false" fo:margin-left="0cm" fo:text-indent="0cm"/>
      <style:text-properties fo:language="en" style:font-name-asian="Times New Roman1" style:country-asian="RU" fo:font-style="italic" style:font-weight-asian="bold" style:language-asian="ru" fo:font-weight="bold" fo:country="US" style:font-name-complex="Arial1" style:font-size-complex="10pt" style:font-style-asian="italic" style:font-size-asian="10pt" fo:font-size="10pt" fo:color="#ff0000" style:font-name="Arial"/>
    </style:style>
    <style:style style:parent-style-name="Standard" style:name="P41" style:family="paragraph">
      <style:paragraph-properties ns41:contextual-spacing="false" fo:margin-top="0cm" fo:margin-bottom="0cm" fo:margin-right="0cm" style:auto-text-indent="false" fo:text-align="start" style:justify-single-word="false" fo:margin-left="0cm" fo:text-indent="0cm"/>
      <style:text-properties fo:language="en" style:font-name-asian="Times New Roman1" style:font-weight-complex="bold" style:country-asian="RU" fo:font-style="italic" style:font-weight-asian="bold" style:language-asian="ru" fo:font-weight="bold" fo:country="US" style:font-name-complex="Arial1" style:font-size-complex="10pt" style:font-style-asian="italic" style:font-size-asian="10pt" fo:font-size="10pt" fo:color="#ff0000" style:font-name="Arial"/>
    </style:style>
    <style:style style:parent-style-name="Standard" style:name="P42" style:family="paragraph">
      <style:paragraph-properties fo:line-height="150%" ns41:contextual-spacing="false" fo:margin-top="0cm" fo:margin-bottom="0cm" fo:margin-right="0cm" style:auto-text-indent="false" fo:text-align="start" style:justify-single-word="false" fo:margin-left="0cm" fo:text-indent="0cm"/>
      <style:text-properties fo:language="en" style:font-name-asian="Times New Roman1" style:font-weight-complex="bold" style:country-asian="RU" fo:font-style="italic" style:font-weight-asian="bold" style:language-asian="ru" fo:font-weight="bold" fo:country="US" style:font-name-complex="Arial1" style:font-size-complex="10pt" style:font-style-asian="italic" style:font-size-asian="10pt" fo:font-size="10pt" fo:color="#ff0000" style:font-name="Arial"/>
    </style:style>
    <style:style style:parent-style-name="Standard" style:name="P43" style:family="paragraph">
      <style:paragraph-properties ns41:contextual-spacing="false" fo:margin-top="0cm" fo:margin-bottom="0cm" fo:margin-right="0cm" style:auto-text-indent="false" fo:text-align="start" style:justify-single-word="false" fo:margin-left="0cm" fo:text-indent="0cm"/>
      <style:text-properties style:font-name-asian="Times New Roman1" style:country-asian="RU" fo:font-style="italic" style:font-weight-asian="bold" style:language-asian="ru" fo:font-weight="bold" style:font-name-complex="Arial1" style:font-size-complex="10pt" style:font-style-asian="italic" style:font-size-asian="10pt" fo:font-size="10pt" fo:color="#ffffff" style:font-name="Arial"/>
    </style:style>
    <style:style style:parent-style-name="Standard" style:name="P44" style:family="paragraph">
      <style:paragraph-properties ns41:contextual-spacing="true" fo:margin-top="0cm" fo:margin-bottom="0cm" fo:margin-right="0cm" style:auto-text-indent="false" fo:text-align="start" style:justify-single-word="false" fo:margin-left="0cm" fo:text-indent="0cm"/>
      <style:text-properties style:font-name-complex="Times New Roman1" style:font-size-complex="10pt" style:font-name-asian="Times New Roman1" style:language-asian="ru" style:country-asian="RU" style:font-name="Times New Roman"/>
    </style:style>
    <style:style style:parent-style-name="Standard" style:name="P45" style:family="paragraph">
      <style:paragraph-properties ns41:contextual-spacing="true" fo:margin-top="0cm" fo:margin-bottom="0cm"/>
    </style:style>
    <style:style style:parent-style-name="Standard" style:name="P46" style:family="paragraph">
      <style:paragraph-properties ns41:contextual-spacing="true" fo:margin-top="0cm" fo:margin-bottom="0cm" fo:margin-right="0cm" style:auto-text-indent="false" fo:text-align="center" style:justify-single-word="false" fo:margin-left="0cm" fo:text-indent="3cm"/>
      <style:text-properties style:font-style-asian="italic" fo:font-style="italic" fo:font-size="8pt" style:font-size-complex="8pt" style:font-size-asian="8pt"/>
    </style:style>
    <style:style style:parent-style-name="Standard" style:name="P47" style:family="paragraph">
      <style:paragraph-properties fo:margin-right="4.251cm" style:auto-text-indent="false" fo:text-align="end" style:justify-single-word="false" fo:margin-left="0cm" fo:text-indent="0cm"/>
      <style:text-properties style:font-style-asian="italic" fo:font-style="italic" fo:font-size="3pt" style:font-size-complex="8pt" style:font-size-asian="3pt"/>
    </style:style>
    <style:style style:parent-style-name="Standard" style:name="P48" style:family="paragraph">
      <style:paragraph-properties fo:margin-right="4.251cm" style:auto-text-indent="false" fo:text-align="end" style:justify-single-word="false" fo:margin-left="0cm" fo:text-indent="0cm"/>
      <style:text-properties style:font-style-asian="italic" fo:font-style="italic" fo:font-size="8pt" style:font-size-complex="8pt" style:font-size-asian="8pt"/>
    </style:style>
    <style:style style:parent-style-name="Standard" style:name="P49" style:family="paragraph">
      <style:paragraph-properties fo:margin-right="0cm" style:auto-text-indent="false" fo:text-align="justify" style:justify-single-word="false" fo:margin-left="0cm" fo:text-indent="2.752cm"/>
    </style:style>
    <style:style style:parent-style-name="Standard" style:name="P50" style:family="paragraph">
      <style:paragraph-properties fo:margin-right="0cm" style:auto-text-indent="false" fo:text-align="justify" style:justify-single-word="false" fo:margin-left="0cm" fo:text-indent="2.752cm"/>
      <style:text-properties style:font-size-asian="11pt" fo:font-size="11pt"/>
    </style:style>
    <style:style style:parent-style-name="Standard" style:name="P51" style:family="paragraph">
      <style:paragraph-properties style:auto-text-indent="false" fo:margin-right="0cm" fo:margin-left="-0.212cm" fo:text-indent="0cm"/>
    </style:style>
    <style:style style:parent-style-name="Standard" style:name="P52" style:family="paragraph">
      <style:paragraph-properties fo:margin-right="3.875cm" style:auto-text-indent="false" fo:text-align="justify" style:justify-single-word="false" fo:margin-left="-0.212cm" fo:text-indent="0cm"/>
      <style:text-properties style:font-size-asian="11pt" fo:font-size="11pt" style:font-size-complex="11pt"/>
    </style:style>
    <style:style style:parent-style-name="Standard" style:name="P53" style:family="paragraph">
      <style:paragraph-properties style:auto-text-indent="false" fo:margin-right="0cm" fo:margin-left="0cm" fo:text-indent="0.751cm"/>
      <style:text-properties style:font-weight-asian="bold" fo:font-weight="bold"/>
    </style:style>
    <style:style style:parent-style-name="Frame_20_contents" style:name="P54" style:family="paragraph">
      <style:paragraph-properties fo:text-align="center" style:justify-single-word="false"/>
      <style:text-properties style:font-name-complex="Arial1" fo:font-size="10pt" style:font-size-complex="10pt" style:font-style-asian="italic" style:font-size-asian="10pt" style:font-weight-asian="bold" fo:color="#ffffff" fo:font-style="italic" fo:font-weight="bold" style:font-name="Arial"/>
    </style:style>
    <style:style style:list-style-name="" style:master-page-name="First_20_Page" style:name="P55" style:parent-style-name="Standard" style:family="paragraph">
      <style:paragraph-properties fo:text-align="end" style:page-number="auto" style:justify-single-word="false"/>
      <style:text-properties style:font-weight-asian="bold" fo:font-weight="bold"/>
    </style:style>
    <style:style style:list-style-name="" style:parent-style-name="Standard" style:name="P56" style:family="paragraph">
      <style:paragraph-properties fo:line-height="150%" fo:text-align="justify" style:justify-single-word="false"/>
    </style:style>
    <style:style style:list-style-name="" style:parent-style-name="Standard" style:name="P57" style:family="paragraph">
      <style:paragraph-properties fo:line-height="150%" fo:text-align="center" style:justify-single-word="false"/>
      <style:text-properties fo:language="en" ns42:rsid="00097729" fo:font-style="italic" style:font-weight-asian="bold" fo:font-weight="bold" fo:country="US" style:font-size-complex="16pt" style:font-style-asian="italic" ns42:paragraph-rsid="00097729" style:font-size-asian="16pt" fo:font-size="16pt" fo:color="#ff0000"/>
    </style:style>
    <style:style style:list-style-name="" style:parent-style-name="Standard" style:name="P58" style:family="paragraph">
      <style:paragraph-properties fo:line-height="150%" fo:text-align="center" style:justify-single-word="false"/>
      <style:text-properties fo:color="#ff0000"/>
    </style:style>
    <style:style style:list-style-name="" style:parent-style-name="Standard" style:name="P59" style:family="paragraph">
      <style:paragraph-properties fo:text-align="justify" style:justify-single-word="false"/>
      <style:text-properties style:font-weight-asian="bold" fo:font-weight="bold"/>
    </style:style>
    <style:style style:list-style-name="" style:parent-style-name="Standard" style:name="P60" style:family="paragraph">
      <style:paragraph-properties fo:text-align="center" style:justify-single-word="false"/>
      <style:text-properties style:font-weight-asian="bold" fo:font-weight="bold"/>
    </style:style>
    <style:style style:list-style-name="" style:parent-style-name="Standard" style:name="P61" style:family="paragraph">
      <style:paragraph-properties fo:text-align="justify" style:justify-single-word="false"/>
      <style:text-properties style:font-size-asian="4pt" fo:font-size="4pt" fo:font-weight="bold" style:font-weight-asian="bold"/>
    </style:style>
    <style:style style:list-style-name="" style:parent-style-name="Standard" style:name="P62" style:family="paragraph">
      <style:paragraph-properties fo:text-align="justify" style:justify-single-word="false"/>
      <style:text-properties style:font-size-asian="11pt" fo:font-size="11pt"/>
    </style:style>
    <style:style style:list-style-name="" style:parent-style-name="Standard" style:name="P63" style:family="paragraph">
      <style:paragraph-properties fo:text-align="center" style:justify-single-word="false"/>
      <style:text-properties style:font-size-asian="8pt" fo:font-size="8pt" fo:font-weight="bold" style:font-weight-asian="bold"/>
    </style:style>
    <style:style style:list-style-name="" style:parent-style-name="Standard" style:name="P64" style:family="paragraph">
      <style:paragraph-properties fo:line-height="150%" fo:margin-right="0cm" style:auto-text-indent="false" fo:text-align="justify" style:justify-single-word="false" fo:margin-left="0cm" fo:text-indent="1.251cm"/>
    </style:style>
    <style:style style:list-style-name="" style:parent-style-name="Standard" style:name="P65" style:family="paragraph">
      <style:paragraph-properties ns41:contextual-spacing="false" fo:margin-top="0cm" fo:margin-bottom="0cm" fo:margin-right="0cm" style:auto-text-indent="false" fo:text-align="start" style:justify-single-word="false" fo:margin-left="0cm" fo:text-indent="0cm"/>
      <style:text-properties style:font-name-complex="Times New Roman1" style:font-size-complex="10pt" style:font-name-asian="Times New Roman1" style:country-asian="RU" style:font-weight-asian="bold" style:language-asian="ru" style:font-name="Times New Roman" fo:font-weight="bold"/>
    </style:style>
    <style:style style:list-style-name="" style:parent-style-name="Standard" style:name="P66" style:family="paragraph">
      <style:paragraph-properties fo:margin-right="0cm" style:auto-text-indent="false" fo:text-align="justify" style:justify-single-word="false" fo:margin-left="-0.212cm" fo:text-indent="0cm"/>
      <style:text-properties style:font-size-asian="5pt" fo:font-size="5pt" fo:font-weight="bold" style:font-weight-asian="bold"/>
    </style:style>
    <style:style style:list-style-name="" style:parent-style-name="Standard" style:name="P67" style:family="paragraph">
      <style:paragraph-properties fo:margin-right="0cm" style:auto-text-indent="false" fo:text-align="justify" style:justify-single-word="false" fo:margin-left="-0.212cm" fo:text-indent="0cm"/>
      <style:text-properties style:font-weight-asian="bold" fo:font-weight="bold"/>
    </style:style>
    <style:style style:list-style-name="" style:parent-style-name="Standard" style:name="P68" style:family="paragraph">
      <style:paragraph-properties fo:margin-right="3.875cm" style:auto-text-indent="false" fo:text-align="justify" style:justify-single-word="false" fo:margin-left="-0.212cm" fo:text-indent="0cm"/>
      <style:text-properties style:font-size-asian="11pt" fo:font-size="11pt" style:font-size-complex="11pt"/>
    </style:style>
    <style:style style:name="P69" style:family="paragraph">
      <ns41:graphic-properties draw:fill="none"/>
    </style:style>
    <style:style style:name="P70" style:family="paragraph">
      <ns41:graphic-properties draw:fill="none" draw:fill-color="#ffffff"/>
    </style:style>
    <style:style style:name="T1" style:family="text">
      <style:text-properties style:font-weight-asian="bold" fo:font-weight="bold"/>
    </style:style>
    <style:style style:name="T2" style:family="text">
      <style:text-properties style:font-size-asian="14pt" fo:font-size="14pt"/>
    </style:style>
    <style:style style:name="T3" style:family="text">
      <style:text-properties fo:country="US" fo:font-size="18pt" fo:language="en" style:font-style-asian="italic" fo:font-style="italic" style:font-weight-asian="bold" fo:color="#ff0000" style:font-size-asian="18pt" fo:font-weight="bold"/>
    </style:style>
    <style:style style:name="T4" style:family="text">
      <style:text-properties fo:font-size="18pt" style:font-style-asian="italic" fo:font-style="italic" style:font-weight-asian="bold" fo:color="#ff0000" style:font-size-asian="18pt" fo:font-weight="bold"/>
    </style:style>
    <style:style style:name="T5" style:family="text">
      <style:text-properties fo:country="US" fo:font-size="16pt" fo:language="en" style:font-style-asian="italic" fo:font-style="italic" style:font-weight-asian="bold" fo:color="#ff0000" style:font-size-asian="16pt" fo:font-weight="bold"/>
    </style:style>
    <style:style style:name="T6" style:family="text">
      <style:text-properties fo:country="US" fo:font-size="16pt" ns42:rsid="00097729" fo:language="en" style:font-style-asian="italic" fo:font-style="italic" style:font-weight-asian="bold" fo:color="#ff0000" style:font-size-asian="16pt" fo:font-weight="bold"/>
    </style:style>
    <style:style style:name="T7" style:family="text">
      <style:text-properties fo:font-size="16pt" style:font-style-asian="italic" fo:font-style="italic" style:font-weight-asian="bold" fo:color="#ff0000" style:font-size-asian="16pt" fo:font-weight="bold"/>
    </style:style>
    <style:style style:name="T8" style:family="text">
      <style:text-properties fo:country="US" fo:font-size="14pt" fo:language="en" style:font-style-asian="italic" fo:font-style="italic" style:font-weight-asian="bold" fo:color="#ff0000" style:font-size-asian="14pt" fo:font-weight="bold"/>
    </style:style>
    <style:style style:name="T9" style:family="text">
      <style:text-properties fo:language="en" fo:font-style="italic" style:font-weight-asian="bold" fo:font-weight="bold" fo:country="US" style:font-name-complex="Arial1" style:font-size-complex="10pt" style:font-style-asian="italic" style:font-size-asian="10pt" fo:font-size="10pt" fo:color="#ff0000" style:font-name="Arial"/>
    </style:style>
    <style:style style:name="T10" style:family="text">
      <style:text-properties fo:language="en" ns42:rsid="000a43f7" fo:font-style="italic" style:font-weight-asian="bold" fo:font-weight="bold" fo:country="US" style:font-name-complex="Arial1" style:font-size-complex="10pt" style:font-style-asian="italic" style:font-size-asian="10pt" fo:font-size="10pt" fo:color="#ff0000" style:font-name="Arial"/>
    </style:style>
    <style:style style:name="T11" style:family="text">
      <style:text-properties style:font-name-complex="Arial1" fo:font-size="10pt" style:font-size-complex="10pt" style:font-style-asian="italic" style:font-size-asian="10pt" style:font-weight-asian="bold" fo:color="#ff0000" fo:font-style="italic" fo:font-weight="bold" style:font-name="Arial"/>
    </style:style>
    <style:style style:name="T12" style:family="text">
      <style:text-properties style:font-name-complex="Arial1" style:font-size-complex="10pt" style:font-style-asian="italic" style:font-size-asian="10pt" fo:font-size="10pt" fo:color="#ff0000" fo:font-style="italic" style:font-name="Arial"/>
    </style:style>
    <style:style style:name="T13" style:family="text">
      <style:text-properties fo:country="US" fo:font-size="11pt" style:font-size-complex="11pt" fo:language="en" style:font-style-asian="italic" fo:font-style="italic" style:font-weight-asian="bold" fo:color="#ff0000" style:font-size-asian="11pt" fo:font-weight="bold"/>
    </style:style>
    <style:style style:name="T14" style:family="text">
      <style:text-properties style:font-style-asian="italic" fo:font-style="italic" style:font-weight-asian="bold" fo:color="#ff0000" fo:font-weight="bold"/>
    </style:style>
    <style:style style:name="T15" style:family="text">
      <style:text-properties style:font-size-asian="16pt" fo:font-size="16pt" fo:font-weight="bold" style:font-weight-asian="bold"/>
    </style:style>
    <style:style style:name="T16" style:family="text">
      <style:text-properties style:font-name-complex="Wingdings1" style:font-name="Wingdings" style:font-name-asian="Wingdings1"/>
    </style:style>
    <style:style style:name="T17" style:family="text">
      <style:text-properties style:font-name="Wingdings" style:font-size-asian="11pt" fo:font-size="11pt" style:font-name-complex="Wingdings1" style:font-name-asian="Wingdings1"/>
    </style:style>
    <style:style style:name="T18" style:family="text">
      <style:text-properties style:font-style-asian="italic" fo:font-style="italic" style:font-weight-asian="bold" fo:font-weight="bold"/>
    </style:style>
    <style:style style:name="T19" style:family="text">
      <style:text-properties style:font-size-asian="11pt" fo:font-size="11pt"/>
    </style:style>
    <style:style style:name="T20" style:family="text">
      <style:text-properties style:font-size-asian="11pt" fo:font-size="11pt" style:font-size-complex="11pt"/>
    </style:style>
    <style:style style:name="T21" style:family="text">
      <style:text-properties style:font-size-asian="11pt" fo:font-size="11pt" fo:font-weight="bold" style:font-weight-asian="bold"/>
    </style:style>
    <style:style style:name="T22" style:family="text">
      <style:text-properties style:font-style-asian="italic" fo:font-style="italic" fo:font-size="10pt" style:font-size-complex="10pt" style:font-size-asian="10pt"/>
    </style:style>
    <style:style style:name="T23" style:family="text">
      <style:text-properties style:font-name-complex="Arial1" fo:font-size="10pt" style:font-size-complex="10pt" style:font-style-asian="italic" style:font-size-asian="10pt" style:font-weight-asian="bold" fo:color="#ffffff" fo:font-style="italic" fo:font-weight="bold" style:font-name="Arial"/>
    </style:style>
    <style:style style:name="T24" style:family="text">
      <style:text-properties style:font-style-asian="italic" fo:font-style="italic" fo:font-size="9pt" style:font-size-complex="9pt" style:font-size-asian="9pt"/>
    </style:style>
    <style:style style:name="T25" style:family="text">
      <style:text-properties fo:country="US" style:font-style-complex="italic" ns42:rsid="0004da89" fo:language="en" style:font-style-asian="italic" fo:font-style="italic" style:font-weight-asian="bold" fo:color="#ff3333" fo:font-weight="bold"/>
    </style:style>
    <style:style style:name="T26" style:family="text">
      <style:text-properties fo:language="en" ns42:rsid="0004da89" fo:font-style="italic" style:font-weight-asian="bold" fo:font-weight="bold" fo:country="US" style:font-size-complex="14pt" style:font-style-asian="italic" style:font-style-complex="italic" style:font-size-asian="14pt" fo:font-size="14pt" fo:color="#ff3333"/>
    </style:style>
    <style:style style:name="T27" style:family="text">
      <style:text-properties fo:country="RU" fo:language="ru"/>
    </style:style>
    <style:style style:name="T28" style:family="text">
      <style:text-properties fo:country="RU" style:font-style-complex="normal" ns42:rsid="0008c4ca" fo:language="ru" style:font-weight-complex="normal" fo:font-style="normal" style:font-weight-asian="normal" fo:font-weight="normal" style:font-style-asian="normal"/>
    </style:style>
    <style:style style:name="T29" style:family="text">
      <style:text-properties fo:country="RU" ns42:rsid="000fc43b" fo:language="ru"/>
    </style:style>
    <style:style style:name="T30" style:family="text">
      <style:text-properties fo:country="US" fo:language="en"/>
    </style:style>
    <style:style style:name="T33" style:family="text">
      <style:text-properties fo:country="US" ns42:rsid="00114c81" fo:language="en"/>
    </style:style>
    <style:style style:parent-style-name="Frame" style:name="fr1" style:family="graphic">
      <style:graphic-properties fo:margin-left="0.318cm" fo:margin-bottom="0cm" style:vertical-pos="from-top" style:horizontal-rel="page" fo:margin-top="0cm" fo:border="none" draw:opacity="0%" fo:margin-right="0.318cm" style:vertical-rel="paragraph" style:horizontal-pos="from-left" fo:padding="0cm"/>
    </style:style>
    <style:style style:parent-style-name="Frame" style:name="fr2" style:family="graphic">
      <style:graphic-properties fo:margin-left="0.318cm" fo:margin-bottom="0cm" style:vertical-pos="from-top" style:horizontal-rel="page-content" fo:margin-top="0cm" fo:border="none" draw:opacity="0%" fo:margin-right="0.318cm" style:vertical-rel="paragraph" style:horizontal-pos="right" fo:padding="0cm"/>
    </style:style>
    <style:style style:parent-style-name="Frame" style:name="fr3" style:family="graphic">
      <style:graphic-properties fo:padding-top="0.127cm" style:vertical-pos="from-top" style:number-wrapped-paragraphs="no-limit" draw:fill="none" fo:margin-bottom="0cm" style:vertical-rel="paragraph" draw:opacity="0%" style:wrap="run-through" fo:margin-left="0.318cm" fo:background-color="transparent" fo:border="0.06pt solid #000000" fo:padding-bottom="0.127cm" fo:padding-right="0.254cm" fo:padding-left="0.254cm" fo:margin-right="0.318cm" style:horizontal-rel="paragraph" style:horizontal-pos="from-left" fo:margin-top="0cm"/>
    </style:style>
    <style:style style:name="gr1" style:family="graphic">
      <style:graphic-properties style:vertical-pos="from-top" style:number-wrapped-paragraphs="no-limit" draw:textarea-vertical-align="top" draw:fill="none" style:vertical-rel="paragraph" svg:stroke-width="0cm" style:wrap="run-through" svg:stroke-color="#000000" fo:margin-left="0.318cm" style:flow-with-text="false" fo:margin-bottom="0cm" style:horizontal-rel="paragraph" fo:min-width="0cm" fo:margin-top="0cm" fo:margin-right="0.318cm" draw:stroke="solid" draw:wrap-influence-on-position="once-concurrent" draw:stroke-linejoin="round" style:run-through="background" style:horizontal-pos="from-left" fo:min-height="0cm"/>
    </style:style>
    <style:style style:name="gr2" style:family="graphic">
      <style:graphic-properties style:vertical-pos="from-top" draw:stroke-linejoin="round" draw:textarea-vertical-align="top" draw:fill="none" style:vertical-rel="paragraph" svg:stroke-width="0cm" svg:stroke-color="#000000" style:horizontal-pos="from-left" style:flow-with-text="false" style:horizontal-rel="paragraph" fo:min-width="0cm" draw:stroke="solid" draw:wrap-influence-on-position="once-concurrent" style:run-through="background" fo:min-height="0cm"/>
    </style:style>
    <style:style style:name="gr3" style:family="graphic">
      <style:graphic-properties style:vertical-pos="from-top" style:number-wrapped-paragraphs="no-limit" style:horizontal-pos="from-left" draw:fill="none" style:vertical-rel="paragraph" style:wrap="run-through" svg:stroke-color="#000000" draw:fill-color="#ffffff" style:flow-with-text="false" style:horizontal-rel="paragraph" draw:stroke="none" draw:wrap-influence-on-position="once-concurrent" style:run-through="foreground" fo:min-height="1.307cm"/>
    </style:style>
  </office:automatic-styles>
  <office:body>
    <office:text text:use-soft-page-breaks="true"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ext:h text:style-name="P55" text:outline-level="1"/>
      <table:table table:style-name="Таблица1" table: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23"><text:span text:style-name="T27">Регистр</text:span><text:span text:style-name="T29">a</text:span><text:span text:style-name="T30">ц</text:span><text:span text:style-name="T33">и</text:span><text:span text:style-name="T30">онный</text:span> № ______________</text:p>
          </table:table-cell>
          <table:table-cell table:style-name="Таблица1.A1" office:value-type="string">
            <text:p text:style-name="P24">Директору </text:p>
            <text:p text:style-name="P24">государственного бюджетного профессионального образовательного учреждения Ненецкого автономного округа «Нарьян-Марский социально-гуманитарный колледж имени И.П.Выучейского»</text:p>
            <text:p text:style-name="P24">Г.А. Назаровой</text:p>
            <text:p text:style-name="P22"/>
          </table:table-cell>
        </table:table-row>
      </table:table>
      <text:p text:style-name="P18">ОТ</text:p>
      <table:table table:style-name="Таблица2" table: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column table:style-name="Таблица2.F"/>
        <table:table-row table:style-name="Таблица2.1">
          <table:table-cell table:style-name="Таблица2.A1" table:number-columns-spanned="3" office:value-type="string">
            <text:p text:style-name="P21"><text:span text:style-name="T1">Фамилия: </text:span><text:span text:style-name="T3">FamName</text:span></text:p>
          </table:table-cell>
          <table:covered-table-cell/>
          <table:covered-table-cell/>
          <table:table-cell table:style-name="Таблица2.A1" table:number-columns-spanned="3" office:value-type="string">
            <text:p text:style-name="P21"><text:span text:style-name="T1">Гражданство: </text:span><text:span text:style-name="T3">CitShip</text:span><text:span text:style-name="T4"/></text:p>
          </table:table-cell>
          <table:covered-table-cell/>
          <table:covered-table-cell/>
        </table:table-row>
        <table:table-row table:style-name="Таблица2.2">
          <table:table-cell table:style-name="Таблица2.A1" table:number-columns-spanned="3" office:value-type="string">
            <text:p text:style-name="P21"><text:span text:style-name="T1">Имя: </text:span><text:span text:style-name="T3">Name</text:span></text:p>
          </table:table-cell>
          <table:covered-table-cell/>
          <table:covered-table-cell/>
          <table:table-cell table:style-name="Таблица2.A1" table:number-columns-spanned="3" office:value-type="string">
            <text:p text:style-name="P21"><text:span text:style-name="T1">Национальность: </text:span><text:span text:style-name="T3">Natio</text:span></text:p>
          </table:table-cell>
          <table:covered-table-cell/>
          <table:covered-table-cell/>
        </table:table-row>
        <table:table-row table:style-name="Таблица2.3">
          <table:table-cell table:style-name="Таблица2.A1" table:number-columns-spanned="3" office:value-type="string">
            <text:p text:style-name="P21"><text:span text:style-name="T1">Отчество: </text:span><text:span text:style-name="T3">Patron</text:span></text:p>
          </table:table-cell>
          <table:covered-table-cell/>
          <table:covered-table-cell/>
          <table:table-cell table:style-name="Таблица2.A1" table:number-columns-spanned="3" office:value-type="string">
            <text:p text:style-name="P21"><text:span text:style-name="T1">Паспорт:</text:span><text:span text:style-name="T5"> PassSer</text:span><text:span text:style-name="T7"><text:s text:c="2"/></text:span><text:span text:style-name="T15">№</text:span><text:span text:style-name="T7"><text:s/>PassNum</text:span></text:p>
          </table:table-cell>
          <table:covered-table-cell/>
          <table:covered-table-cell/>
        </table:table-row>
        <table:table-row table:style-name="Таблица2.4">
          <table:table-cell table:style-name="Таблица2.A1" table:number-columns-spanned="3" office:value-type="string">
            <text:p text:style-name="P21"><text:span text:style-name="T1">Дата рождения: </text:span><text:span text:style-name="T8">BirDay</text:span></text:p>
          </table:table-cell>
          <table:covered-table-cell/>
          <table:covered-table-cell/>
          <table:table-cell table:style-name="Таблица2.A1" table:number-columns-spanned="3" table:number-rows-spanned="2" office:value-type="string">
            <text:p text:style-name="P21"><text:span text:style-name="T1">Когда и кем выдан: </text:span><text:span text:style-name="T26">When</text:span><text:span text:style-name="T25"/><text:span text:style-name="T5">Whom</text:span></text:p>
          </table:table-cell>
          <table:covered-table-cell/>
          <table:covered-table-cell/>
        </table:table-row>
        <table:table-row table:style-name="Таблица2.5">
          <table:table-cell table:style-name="Таблица2.A1" table:number-columns-spanned="3" table:number-rows-spanned="2" office:value-type="string">
            <text:p text:style-name="P21"><text:span text:style-name="T1">Место рождения: </text:span><text:span text:style-name="T5">BirPlace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2.6">
          <table:covered-table-cell/>
          <table:covered-table-cell/>
          <table:covered-table-cell/>
          <table:table-cell table:style-name="Таблица2.A1" table:number-columns-spanned="3" office:value-type="string">
            <text:p text:style-name="P21"><text:span text:style-name="T1">Прописка: </text:span><text:span text:style-name="T5">Registr</text:span></text:p>
          </table:table-cell>
          <table:covered-table-cell/>
          <table:covered-table-cell/>
        </table:table-row>
        <table:table-row table:style-name="Таблица2.7">
          <table:table-cell table:style-name="Таблица2.A7" table:number-columns-spanned="2" office:value-type="string">
            <text:p text:style-name="P23">Проживающего (ей) по адресу:</text:p>
          </table:table-cell>
          <table:covered-table-cell/>
          <table:table-cell table:style-name="Таблица2.C7" table:number-columns-spanned="4" office:value-type="string">
            <text:p text:style-name="P33">Living</text:p>
          </table:table-cell>
          <table:covered-table-cell/>
          <table:covered-table-cell/>
          <table:covered-table-cell/>
        </table:table-row>
        <table:table-row table:style-name="Таблица2.8">
          <table:table-cell table:style-name="Таблица2.A8" table:number-columns-spanned="6" office:value-type="string">
            <text:p text:style-name="P4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2.9">
          <table:table-cell table:style-name="Таблица2.A9" table:number-columns-spanned="6" office:value-type="string">
            <text:p text:style-name="P27"><text:s text:c="43"/>(индекс, полный адрес)</text:p>
            <text:p text:style-name="P2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2.10">
          <table:table-cell table:style-name="Таблица2.A7" office:value-type="string">
            <text:p text:style-name="P23">телефон (дом.)</text:p>
          </table:table-cell>
          <table:table-cell table:style-name="Таблица2.B10" table:number-columns-spanned="3" office:value-type="string">
            <text:p text:style-name="P34">HomePhone</text:p>
          </table:table-cell>
          <table:covered-table-cell/>
          <table:covered-table-cell/>
          <table:table-cell table:style-name="Таблица2.E10" office:value-type="string">
            <text:p text:style-name="P23">телефон (моб.)</text:p>
          </table:table-cell>
          <table:table-cell table:style-name="Таблица2.F10" office:value-type="string">
            <text:p text:style-name="P35">MobPhone</text:p>
          </table:table-cell>
        </table:table-row>
      </table:table>
      <text:p text:style-name="Standard"/>
      <text:p text:style-name="P1"/>
      <table:table table:style-name="Таблица3" table:name="Таблица3">
        <table:table-column table:style-name="Таблица3.A"/>
        <table:table-row table:style-name="Таблица3.1">
          <table:table-cell table:style-name="Таблица3.A1" office:value-type="string">
            <text:p text:style-name="P25">ЗАЯВЛЕНИЕ</text:p>
            <text:p text:style-name="P25"/>
            <text:p text:style-name="P25"/>
            <text:p text:style-name="P25"/>
            <text:p text:style-name="P25"/>
          </table:table-cell>
        </table:table-row>
      </table:table>
      <text:p text:style-name="P3"/>
      <text:p text:style-name="P45"><draw:custom-shape svg:width="16.906cm" text:anchor-type="char" draw:text-style-name="P69" svg:x="-0.002cm" svg:y="1.75cm" draw:z-index="5" draw:style-name="gr1" svg:height="0.003cm"><text:p/><draw:enhanced-geometry draw:enhanced-path="M 0 0 L 21600 21600 N" svg:viewBox="0 0 21600 21600" draw:type="mso-spt32"/></draw:custom-shape><draw:custom-shape svg:width="9.039cm" text:anchor-type="char" draw:text-style-name="P69" svg:x="7.863cm" svg:y="0.748cm" draw:z-index="4" draw:style-name="gr1" svg:height="0.003cm"><text:p/><draw:enhanced-geometry draw:enhanced-path="M 0 0 L 21600 21600 N" svg:viewBox="0 0 21600 21600" draw:type="mso-spt32"/></draw:custom-shape>Прошу зачислить меня на специальность: <text:s/><text:span text:style-name="T7"><text:s/></text:span><text:span text:style-name="T6">SpecDescr</text:span></text:p>
      <text:p text:style-name="P46"/>
      <text:p text:style-name="P46">(код и название специальности)</text:p>
      <text:p text:style-name="P6"/>
      <text:p text:style-name="P8"/>
      <text:h text:style-name="P56" text:outline-level="1"><text:span text:style-name="T16"></text:span><text:span text:style-name="T18"> в рамках контрольных цифр приема (окружной <text:s/>бюджет)</text:span>,</text:h>
      <text:p text:style-name="P10"><text:span text:style-name="T16"></text:span><text:span text:style-name="T18"> на места по договорам с оплатой стоимости обучения </text:span></text:p>
      <text:h text:style-name="P64" text:outline-level="1">Прошу допустить меня к вступительным испытаниям по данной специальности </text:h>
      <text:h text:style-name="P57" text:outline-level="1"><draw:custom-shape svg:width="17.624cm" text:anchor-type="paragraph" draw:text-style-name="P69" svg:x="0cm" svg:y="0cm" draw:z-index="6" draw:style-name="gr2" svg:height="0.003cm"><text:p/><draw:enhanced-geometry draw:enhanced-path="M 0 0 L 21600 21600 N" svg:viewBox="0 0 21600 21600" draw:type="mso-spt32"/></draw:custom-shape><draw:frame svg:width="17.569cm" text:anchor-type="paragraph" draw:text-style-name="P70" svg:x="0.019cm" svg:y="0.455cm" draw:z-index="12" draw:name="Фигура1" draw:style-name="gr3" svg:height="1.308cm"><draw:text-box><text:p>___________________________________________________________________________________</text:p></draw:text-box></draw:frame>SpecDescr</text:h>
      <text:h text:style-name="P58" text:outline-level="1"/>
      <text:p text:style-name="P9"><text:span text:style-name="T16"></text:span><text:s/>Необходимость создания специальных условий при проведении вступительных испытаний в связи с наличием инвалидности или ограниченными возможностями здоровья </text:p>
      <text:p text:style-name="P9">Подтверждающие документы: _______________________________________________________</text:p>
      <text:p text:style-name="P9">_________________________________________________________________________________</text:p>
      <text:p text:style-name="P2"/>
      <text:p text:style-name="P2"/>
      <text:p text:style-name="P2"/>
      <text:p text:style-name="P2"><text:soft-page-break/>О себе сообщаю следующее:</text:p>
      <text:p text:style-name="Standard"><draw:frame svg:width="11.192cm" text:anchor-type="paragraph" svg:x="7.684cm" svg:y="0.051cm" draw:z-index="7" draw:name="Врезка1" draw:style-name="fr1"><draw:text-box fo:min-height="0.041cm"><table:table table:style-name="Таблица4" table:name="Таблица4"><table:table-column table:style-name="Таблица4.A"/><table:table-row table:style-name="Таблица4.1"><table:table-cell table:style-name="Таблица4.A1" office:value-type="string"><text:p text:style-name="P37">EduName</text:p></table:table-cell></table:table-row></table:table></draw:text-box></draw:frame>Окончил (а) в <text:s text:c="2"/><text:span text:style-name="T13">EduEnd</text:span><text:s text:c="2"/><text:span text:style-name="T2">г</text:span>оду </text:p>
      <text:p text:style-name="P47"/>
      <text:p text:style-name="P48"><text:s/>(наименование учебного заведения)</text:p>
      <text:p text:style-name="P4"/>
      <text:p text:style-name="P13"><text:span text:style-name="T1">Образование: </text:span><text:span text:style-name="T17"></text:span><text:span text:style-name="T19"> Основное общее (9 кл.)</text:span></text:p>
      <text:p text:style-name="P49"><text:span text:style-name="T17"></text:span><text:span text:style-name="T19"> Среднее общее (11 кл.)</text:span></text:p>
      <text:p text:style-name="P49"><text:span text:style-name="T17"></text:span><text:span text:style-name="T19"> СПО (квалификация рабочего и служащего (НПО))</text:span></text:p>
      <text:p text:style-name="P49"><text:span text:style-name="T17"></text:span><text:span text:style-name="T19"> СПО (квалификация специалиста среднего звена)</text:span></text:p>
      <text:p text:style-name="P49"><text:span text:style-name="T17"></text:span><text:span text:style-name="T19"> ВПО</text:span></text:p>
      <text:p text:style-name="P50"/>
      <text:h text:style-name="P56" text:outline-level="1"><text:span text:style-name="T16"></text:span><text:span text:style-name="T1"> Аттестат / </text:span><text:span text:style-name="T16"></text:span><text:span text:style-name="T1"> диплом </text:span><text:s text:c="2"/>№ <text:span text:style-name="T9">Ed</text:span><text:span text:style-name="T10">Ser EdNum</text:span><text:span text:style-name="T11"><text:s text:c="4"/></text:span><text:span text:style-name="T1">Средний балл (указать) <text:s/></text:span><text:span text:style-name="T9">GPA</text:span></text:h>
      <text:h text:style-name="P59" text:outline-level="1">Оценки по профильным предметам</text:h>
      <text:h text:style-name="P61" text:outline-level="1"/>
      <table:table table:style-name="Таблица5" table:name="Таблица5">
        <table:table-column table:style-name="Таблица5.A"/>
        <table:table-column table:style-name="Таблица5.B"/>
        <table:table-column table:style-name="Таблица5.C"/>
        <table:table-row table:style-name="Таблица5.1">
          <table:table-cell table:style-name="Таблица5.A1" office:value-type="string">
            <text:h text:style-name="P65" text:outline-level="1">1</text:h>
          </table:table-cell>
          <table:table-cell table:style-name="Таблица5.B1" office:value-type="string">
            <text:p text:style-name="P31">Русский язык</text:p>
          </table:table-cell>
          <table:table-cell table:style-name="Таблица5.B1" office:value-type="string">
            <text:p text:style-name="P39">FstNum</text:p>
          </table:table-cell>
        </table:table-row>
        <table:table-row table:style-name="Таблица5.1">
          <table:table-cell table:style-name="Таблица5.A1" office:value-type="string">
            <text:h text:style-name="P65" text:outline-level="1">2</text:h>
          </table:table-cell>
          <table:table-cell table:style-name="Таблица5.B1" office:value-type="string">
            <text:p text:style-name="P32"><text:span text:style-name="T28">Математика</text:span><text:span text:style-name="T18"/></text:p>
          </table:table-cell>
          <table:table-cell table:style-name="Таблица5.B1" office:value-type="string">
            <text:p text:style-name="P39">SecNum</text:p>
          </table:table-cell>
        </table:table-row>
        <table:table-row table:style-name="Таблица5.1">
          <table:table-cell table:style-name="Таблица5.A1" office:value-type="string">
            <text:h text:style-name="P65" text:outline-level="1">3</text:h>
          </table:table-cell>
          <table:table-cell table:style-name="Таблица5.B1" office:value-type="string">
            <text:p text:style-name="P36">ThrSub</text:p>
          </table:table-cell>
          <table:table-cell table:style-name="Таблица5.B1" office:value-type="string">
            <text:p text:style-name="P39">ThrNum</text:p>
          </table:table-cell>
        </table:table-row>
      </table:table>
      <text:h text:style-name="P62" text:outline-level="1"/>
      <text:p text:style-name="P13"><text:span text:style-name="T21">Иностранный язык: </text:span><text:span text:style-name="T17"></text:span><text:span text:style-name="T19"> английский, </text:span><text:span text:style-name="T17"></text:span><text:span text:style-name="T19"> немецкий, </text:span><text:span text:style-name="T17"></text:span><text:span text:style-name="T19"> французский, </text:span><text:span text:style-name="T17"></text:span><text:span text:style-name="T19"> другой <text:s/>____________</text:span></text:p>
      <text:p text:style-name="P13"><text:span text:style-name="T17"></text:span><text:span text:style-name="T19"> не изучал </text:span></text:p>
      <text:p text:style-name="P14"/>
      <text:p text:style-name="P13"><text:span text:style-name="T21">В общежитии:</text:span><text:span text:style-name="T19"> нуждаюсь <text:s/></text:span><text:span text:style-name="T17"></text:span><text:span text:style-name="T19">, не нуждаюсь </text:span><text:span text:style-name="T17"></text:span></text:p>
      <text:h text:style-name="P63" text:outline-level="1"/>
      <text:h text:style-name="P60" text:outline-level="1">Сведения о родителях:</text:h>
      <text:p text:style-name="P53"><draw:frame svg:width="14.693cm" text:anchor-type="paragraph" draw:z-index="8" svg:y="0.062cm" draw:name="Врезка2" draw:style-name="fr2"><draw:text-box fo:min-height="0.041cm"><table:table table:style-name="Таблица6" table:name="Таблица6"><table:table-column table:style-name="Таблица6.A"/><table:table-row table:style-name="Таблица6.1"><table:table-cell table:style-name="Таблица6.A1" office:value-type="string"><text:p text:style-name="P37">FathFname FathName FathPatr</text:p></table:table-cell></table:table-row><table:table-row table:style-name="Таблица6.1"><table:table-cell table:style-name="Таблица6.A2" office:value-type="string"><text:p text:style-name="P28">(Фамилия, имя, отчество полностью)</text:p></table:table-cell></table:table-row></table:table></draw:text-box></draw:frame> Отец </text:p>
      <text:p text:style-name="P11"/>
      <text:p text:style-name="P12"/>
      <table:table table:style-name="Таблица7" table:name="Таблица7">
        <table:table-column table:style-name="Таблица7.A"/>
        <table:table-column table:style-name="Таблица7.B"/>
        <table:table-column table:style-name="Таблица7.C"/>
        <table:table-column table:style-name="Таблица7.D"/>
        <table:table-column table:style-name="Таблица7.E"/>
        <table:table-row table:style-name="Таблица7.1">
          <table:table-cell table:style-name="Таблица7.A1" office:value-type="string">
            <text:p text:style-name="P40">FathWPlace</text:p>
          </table:table-cell>
          <table:table-cell table:style-name="Таблица7.B1" office:value-type="string">
            <text:p text:style-name="P23"/>
          </table:table-cell>
          <table:table-cell table:style-name="Таблица7.A1" office:value-type="string">
            <text:p text:style-name="P30"><text:span text:style-name="T11">Fath</text:span><text:span text:style-name="T9">Pos</text:span></text:p>
          </table:table-cell>
          <table:table-cell table:style-name="Таблица7.B1" office:value-type="string">
            <text:p text:style-name="P23"/>
          </table:table-cell>
          <table:table-cell table:style-name="Таблица7.A1" office:value-type="string">
            <text:p text:style-name="P40">FathNum</text:p>
          </table:table-cell>
        </table:table-row>
        <table:table-row table:style-name="Таблица7.2">
          <table:table-cell table:style-name="Таблица7.A2" office:value-type="string">
            <text:p text:style-name="P28">место работы</text:p>
          </table:table-cell>
          <table:table-cell table:style-name="Таблица7.B2" office:value-type="string">
            <text:p text:style-name="P26"/>
          </table:table-cell>
          <table:table-cell table:style-name="Таблица7.C2" office:value-type="string">
            <text:p text:style-name="P28">должность</text:p>
          </table:table-cell>
          <table:table-cell table:style-name="Таблица7.D2" office:value-type="string">
            <text:p text:style-name="P26"/>
          </table:table-cell>
          <table:table-cell table:style-name="Таблица7.E2" office:value-type="string">
            <text:p text:style-name="P28">рабочий / моб. <text:s/>телефон</text:p>
          </table:table-cell>
        </table:table-row>
      </table:table>
      <text:p text:style-name="P53"><draw:frame svg:width="14.693cm" text:anchor-type="paragraph" draw:z-index="9" svg:y="0.062cm" draw:name="Врезка3" draw:style-name="fr2"><draw:text-box fo:min-height="0.041cm"><table:table table:style-name="Таблица8" table:name="Таблица8"><table:table-column table:style-name="Таблица8.A"/><table:table-row table:style-name="Таблица8.1"><table:table-cell table:style-name="Таблица8.A1" office:value-type="string"><text:p text:style-name="P38">MothFname MothName MothPatr</text:p></table:table-cell></table:table-row><table:table-row table:style-name="Таблица8.1"><table:table-cell table:style-name="Таблица8.A2" office:value-type="string"><text:p text:style-name="P28">(Фамилия, имя, отчество полностью)</text:p></table:table-cell></table:table-row></table:table></draw:text-box></draw:frame>Мать</text:p>
      <text:p text:style-name="P5"/>
      <text:p text:style-name="P7"/>
      <table:table table:style-name="Таблица9" table:name="Таблица9">
        <table:table-column table:style-name="Таблица9.A"/>
        <table:table-column table:style-name="Таблица9.B"/>
        <table:table-column table:style-name="Таблица9.C"/>
        <table:table-column table:style-name="Таблица9.D"/>
        <table:table-column table:style-name="Таблица9.E"/>
        <table:table-row table:style-name="Таблица9.1">
          <table:table-cell table:style-name="Таблица9.A1" office:value-type="string">
            <text:p text:style-name="P41">MothWPlace</text:p>
          </table:table-cell>
          <table:table-cell table:style-name="Таблица9.B1" office:value-type="string">
            <text:p text:style-name="P23"/>
          </table:table-cell>
          <table:table-cell table:style-name="Таблица9.A1" office:value-type="string">
            <text:p text:style-name="P41">MothPos</text:p>
          </table:table-cell>
          <table:table-cell table:style-name="Таблица9.B1" office:value-type="string">
            <text:p text:style-name="P23"/>
          </table:table-cell>
          <table:table-cell table:style-name="Таблица9.A1" office:value-type="string">
            <text:p text:style-name="P42">MothNum</text:p>
          </table:table-cell>
        </table:table-row>
        <table:table-row table:style-name="Таблица9.2">
          <table:table-cell table:style-name="Таблица9.A2" office:value-type="string">
            <text:p text:style-name="P28">место работы</text:p>
          </table:table-cell>
          <table:table-cell table:style-name="Таблица9.B2" office:value-type="string">
            <text:p text:style-name="P26"/>
          </table:table-cell>
          <table:table-cell table:style-name="Таблица9.C2" office:value-type="string">
            <text:p text:style-name="P28">должность</text:p>
          </table:table-cell>
          <table:table-cell table:style-name="Таблица9.D2" office:value-type="string">
            <text:p text:style-name="P26"/>
          </table:table-cell>
          <table:table-cell table:style-name="Таблица9.E2" office:value-type="string">
            <text:p text:style-name="P28">рабочий / моб. <text:s/>телефон</text:p>
          </table:table-cell>
        </table:table-row>
      </table:table>
      <text:h text:style-name="P66" text:outline-level="1"/>
      <text:h text:style-name="P67" text:outline-level="1">Среднее профессиональное образование получаю: </text:h>
      <text:p text:style-name="P51"><draw:frame svg:width="3.522cm" text:anchor-type="paragraph" draw:z-index="10" svg:y="0.019cm" draw:name="Врезка4" draw:style-name="fr2"><draw:text-box fo:min-height="0.041cm"><table:table table:style-name="Таблица10" table:name="Таблица10"><table:table-column table:style-name="Таблица10.A"/><table:table-row table:style-name="Таблица10.1"><table:table-cell table:style-name="Таблица10.A1" office:value-type="string"><text:p text:style-name="P23"/></table:table-cell></table:table-row></table:table></draw:text-box></draw:frame><draw:frame svg:width="4.445cm" text:anchor-type="char" svg:x="13.61cm" svg:y="0.018cm" draw:z-index="0" draw:name="Врезка6" draw:style-name="fr3" svg:height="1.27cm"><draw:text-box><text:p text:style-name="P54">Иванова</text:p><text:p text:style-name="Frame_20_contents"><text:span text:style-name="T22"><text:s text:c="3"/></text:span><text:span text:style-name="T24">подпись абитуриента</text:span></text:p></draw:text-box></draw:frame><text:span text:style-name="T16"></text:span><text:span text:style-name="T1"> впервые</text:span></text:p>
      <text:p text:style-name="P51"><text:span text:style-name="T16"></text:span><text:span text:style-name="T1"> не впервые</text:span><text:s text:c="95"/></text:p>
      <text:p text:style-name="P19"><text:s text:c="107"/></text:p>
      <text:p text:style-name="P52"><draw:frame svg:width="4.445cm" text:anchor-type="char" svg:x="13.758cm" svg:y="0.743cm" draw:z-index="1" draw:name="1" draw:style-name="fr3" svg:height="1.27cm"><draw:text-box><text:p text:style-name="P54">Иванова</text:p><text:p text:style-name="Frame_20_contents"><text:span text:style-name="T22"><text:s text:c="3"/></text:span><text:span text:style-name="T24">подпись абитуриента</text:span></text:p></draw:text-box></draw:frame>С лицензией на право осуществления образовательной деятельности, свидетельством о государственной аккредитации, Уставом, Правилами приема граждан, правилами подачи апелляций и Правилами внутреннего распорядка ознакомлен(а):</text:p>
      <text:p text:style-name="P52"><draw:frame svg:width="4.445cm" text:anchor-type="char" svg:x="13.758cm" svg:y="0.228cm" draw:z-index="2" draw:name="2" draw:style-name="fr3" svg:height="1.27cm"><draw:text-box><text:p text:style-name="P54">Иванова</text:p><text:p text:style-name="Frame_20_contents"><text:span text:style-name="T22"><text:s text:c="3"/></text:span><text:span text:style-name="T24">подпись абитуриента</text:span></text:p></draw:text-box></draw:frame></text:p>
      <text:p text:style-name="P52">С датой предоставления подлинника документа об образовании ознакомлен(а):</text:p>
      <text:p text:style-name="P52"/>
      <text:h text:style-name="P68" text:outline-level="1"><draw:frame svg:width="4.445cm" text:anchor-type="char" svg:x="14.004cm" svg:y="0.159cm" draw:z-index="3" draw:name="3" draw:style-name="fr3" svg:height="1.27cm"><draw:text-box><text:p text:style-name="Frame_20_contents"><text:span text:style-name="T11"><text:s text:c="9"/></text:span><text:span text:style-name="T23">Иванова</text:span></text:p><text:p text:style-name="Frame_20_contents"><text:span text:style-name="T22"><text:s text:c="3"/></text:span><text:span text:style-name="T24">подпись абитуриента</text:span></text:p></draw:text-box></draw:frame>Даю согласие на обработку своих персональных данных </text:h>
      <text:p text:style-name="P52">(ФЗ от 27.07.2010г. №152-ФЗ «О персональных данных»):</text:p>
      <text:p text:style-name="P15"/>
      <text:p text:style-name="P13"><text:bookmark-start text:name="_GoBack"/><text:span text:style-name="T14">CurrDate</text:span><text:bookmark-end text:name="_GoBack"/> г.</text:p>
      <text:p text:style-name="P16"/>
      <text:p text:style-name="Standard"><draw:frame svg:width="4.249cm" text:anchor-type="paragraph" svg:x="6.177cm" svg:y="0.002cm" draw:z-index="11" draw:name="Врезка5" draw:style-name="fr1"><draw:text-box fo:min-height="0.041cm"><table:table table:style-name="Таблица11" table:name="Таблица11"><table:table-column table:style-name="Таблица11.A"/><table:table-row table:style-name="Таблица11.1"><table:table-cell table:style-name="Таблица11.A1" office:value-type="string"><text:p text:style-name="P43">Иванова</text:p></table:table-cell></table:table-row></table:table></draw:text-box></draw:frame><text:span text:style-name="T20">Подпись абитуриента </text:span><text:span text:style-name="T12"><text:s text:c="5"/></text:span></text:p>
      <text:p text:style-name="P17"/>
      <text:p text:style-name="P17"/>
      <table:table table:style-name="Таблица12" table:name="Таблица12">
        <table:table-column table:style-name="Таблица12.A"/>
        <table:table-column table:style-name="Таблица12.B"/>
        <table:table-row table:style-name="Таблица12.1">
          <table:table-cell table:style-name="Таблица12.A1" office:value-type="string">
            <text:p text:style-name="P21"/>
            <text:p text:style-name="P21"/>
            <text:p text:style-name="P21"/>
            <text:p text:style-name="P23"/>
            <text:p text:style-name="P21"><text:span text:style-name="T1">Договор № </text:span><text:s/>__________ <text:span text:style-name="T1">дата</text:span> _____________</text:p>
            <text:p text:style-name="P21"/>
          </table:table-cell>
          <table:table-cell table:style-name="Таблица12.A1" office:value-type="string">
            <text:p text:style-name="P21"><text:span text:style-name="T1">Зачислить</text:span> на ____________ курс</text:p>
            <text:p text:style-name="P21">По специальности _______________________</text:p>
            <text:p text:style-name="P21">_______________________________________</text:p>
            <text:p text:style-name="P21">Директор</text:p>
            <text:p text:style-name="P21">Приказ № ____ от «____»__________20___г.</text:p>
            <text:p text:style-name="P29"/>
            <text:p text:style-name="P23">Отчислить</text:p>
            <text:p text:style-name="P21">Приказ № ____ от «____» __________20___г.</text:p>
            <text:p text:style-name="P21">Причина ______________________________</text:p>
          </table:table-cell>
        </table:table-row>
      </table:table>
      <text:p text:style-name="Standard"><text:soft-page-break/></text:p>
    </office:text>
  </office:body>
</office:document-content>
</file>

<file path=styles.xml><?xml version="1.0" encoding="utf-8"?>
<office:document-styles xmlns:ns42="http://openoffice.org/2009/office" xmlns:text="urn:oasis:names:tc:opendocument:xmlns:text:1.0" xmlns:xlink="http://www.w3.org/1999/xlink" xmlns:office="urn:oasis:names:tc:opendocument:xmlns:office:1.0" xmlns:dc="http://purl.org/dc/elements/1.1/" xmlns:manifest="urn:oasis:names:tc:opendocument:xmlns:manifest:1.0" xmlns:config="urn:oasis:names:tc:opendocument:xmlns:config:1.0" xmlns:meta="urn:oasis:names:tc:opendocument:xmlns:meta:1.0" xmlns:fo="urn:oasis:names:tc:opendocument:xmlns:xsl-fo-compatible:1.0" xmlns:svg="urn:oasis:names:tc:opendocument:xmlns:svg-compatible:1.0" xmlns:ooo="http://openoffice.org/2004/office" xmlns:table="urn:oasis:names:tc:opendocument:xmlns:table:1.0" xmlns:draw="urn:oasis:names:tc:opendocument:xmlns:drawing:1.0" xmlns:ns41="urn:org:documentfoundation:names:experimental:office:xmlns:loext:1.0" xmlns:style="urn:oasis:names:tc:opendocument:xmlns:style:1.0" office:version="1.2">
  <office:font-face-decls>
    <style:font-face style:font-family-generic="swiss" style:name="Lucida Sans1" svg:font-family="'Lucida Sans'"/>
    <style:font-face style:font-family-generic="roman" style:name="Arial" svg:font-family="Arial" style:font-pitch="variable"/>
    <style:font-face style:font-family-generic="roman" style:name="Calibri" svg:font-family="Calibri" style:font-pitch="variable"/>
    <style:font-face style:font-family-generic="roman" style:name="Times New Roman" svg:font-family="'Times New Roman'" style:font-pitch="variable"/>
    <style:font-face style:font-family-generic="roman" style:name="Wingdings" svg:font-family="Wingdings" style:font-pitch="variable"/>
    <style:font-face style:font-family-generic="swiss" style:name="Liberation Sans" svg:font-family="'Liberation Sans'" style:font-pitch="variable"/>
    <style:font-face style:font-family-generic="system" style:name="Arial1" svg:font-family="Arial" style:font-pitch="variable"/>
    <style:font-face style:font-family-generic="system" style:name="Calibri1" svg:font-family="Calibri" style:font-pitch="variable"/>
    <style:font-face style:font-family-generic="system" style:name="Lucida Sans" svg:font-family="'Lucida Sans'" style:font-pitch="variable"/>
    <style:font-face style:font-family-generic="system" style:name="Microsoft YaHei" svg:font-family="'Microsoft YaHei'" style:font-pitch="variable"/>
    <style:font-face style:font-family-generic="system" style:name="Tahoma" svg:font-family="Tahoma" style:font-pitch="variable"/>
    <style:font-face style:font-family-generic="system" style:name="Times New Roman1" svg:font-family="'Times New Roman'" style:font-pitch="variable"/>
    <style:font-face style:font-family-generic="system" style:name="Wingdings1" svg:font-family="Wingdings" style:font-pitch="variable"/>
  </office:font-face-decls>
  <office:styles>
    <style:default-style style:family="graphic">
      <style:graphic-properties draw:end-line-spacing-horizontal="0.283cm" svg:stroke-color="#3465a4" draw:start-line-spacing-horizontal="0.283cm" draw:fill-color="#729fcf" draw:start-line-spacing-vertical="0.283cm" fo:wrap-option="no-wrap" draw:end-line-spacing-vertical="0.283cm" draw:shadow-offset-y="0.3cm" style:flow-with-text="false" draw:shadow-offset-x="0.3cm"/>
      <style:paragraph-properties style:writing-mode="lr-tb" style:text-autospace="ideograph-alpha" style:line-break="strict" style:font-independent-line-spacing="false">
        <style:tab-stops/>
      </style:paragraph-properties>
      <style:text-properties fo:language="ru" style:font-name-asian="Calibri1" style:use-window-font-color="true" style:country-asian="US" style:language-asian="en" style:letter-kerning="true" fo:country="RU" style:font-name-complex="Tahoma" style:font-size-complex="11pt" style:font-name="Calibri" style:font-size-asian="11pt" fo:font-size="12pt" style:country-complex="SA" style:language-complex="ar"/>
    </style:default-style>
    <style:default-style style:family="paragraph">
      <style:paragraph-properties style:writing-mode="lr-tb" style:text-autospace="ideograph-alpha" style:punctuation-wrap="hanging" fo:hyphenation-ladder-count="no-limit" style:tab-stop-distance="1.249cm" style:line-break="strict"/>
      <style:text-properties fo:language="ru" style:use-window-font-color="true" fo:hyphenation-remain-char-count="2" fo:hyphenate="false" fo:hyphenation-push-char-count="2" style:country-asian="US" style:font-name-asian="Calibri1" style:language-asian="en" style:letter-kerning="true" fo:country="RU" style:font-name-complex="Tahoma" style:font-size-complex="11pt" style:font-name="Calibri" style:font-size-asian="11pt" fo:font-size="12pt" style:country-complex="SA" style:language-complex="ar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name="Standard" style:default-outline-level="" style:family="paragraph">
      <style:paragraph-properties style:writing-mode="lr-tb" fo:orphans="2" fo:margin-bottom="0cm" fo:text-align="start" fo:widows="2" style:justify-single-word="false" fo:margin-left="0cm" fo:text-indent="0cm" ns41:contextual-spacing="false" fo:margin-top="0cm" fo:margin-right="0cm" style:auto-text-indent="false" fo:hyphenation-ladder-count="no-limit"/>
      <style:text-properties style:font-size-asian="12pt" style:font-pitch-asian="variable" style:font-name-asian="Times New Roman1" fo:hyphenate="true" style:font-family-asian="'Times New Roman'" style:language-asian="ru" style:country-asian="RU" style:font-family-generic-complex="system" style:font-family-generic-asian="system" fo:hyphenation-push-char-count="2" style:font-name-complex="Times New Roman1" style:font-family-generic="roman" style:font-size-complex="12pt" style:font-pitch-complex="variable" fo:hyphenation-remain-char-count="2" fo:font-size="12pt" fo:font-family="'Times New Roman'" style:font-name="Times New Roman" style:font-family-complex="'Times New Roman'" style:font-pitch="variable"/>
    </style:style>
    <style:style style:class="text" style:next-style-name="Text_20_body" style:name="Heading" style:parent-style-name="Standard" style:family="paragraph">
      <style:paragraph-properties ns41:contextual-spacing="false" fo:keep-with-next="always" fo:margin-bottom="0.212cm" fo:margin-top="0.423cm"/>
      <style:text-properties style:font-pitch-asian="variable" style:font-name-asian="Microsoft YaHei" style:font-family-asian="'Microsoft YaHei'" style:font-family-generic-complex="system" style:font-family-generic-asian="system" style:font-name-complex="Lucida Sans" style:font-family-generic="swiss" style:font-size-complex="14pt" style:font-pitch-complex="variable" style:font-size-asian="14pt" fo:font-size="14pt" fo:font-family="'Liberation Sans'" style:font-name="Liberation Sans" style:font-family-complex="'Lucida Sans'" style:font-pitch="variable"/>
    </style:style>
    <style:style style:class="text" style:parent-style-name="Standard" style:name="Text_20_body" style:display-name="Text body" style:family="paragraph">
      <style:paragraph-properties fo:line-height="120%" ns41:contextual-spacing="false" fo:margin-top="0cm" fo:margin-bottom="0.247cm"/>
    </style:style>
    <style:style style:class="list" style:parent-style-name="Text_20_body" style:name="List" style:family="paragraph">
      <style:text-properties style:font-name-complex="Lucida Sans1" style:font-size-asian="12pt" style:font-family-complex="'Lucida Sans'" style:font-family-generic-complex="swiss"/>
    </style:style>
    <style:style style:class="extra" style:parent-style-name="Standard" style:name="Caption" style:family="paragraph">
      <style:paragraph-properties text:line-number="0" text:number-lines="false" ns41:contextual-spacing="false" fo:margin-top="0.212cm" fo:margin-bottom="0.212cm"/>
      <style:text-properties style:font-name-complex="Lucida Sans1" style:font-size-complex="12pt" style:font-style-asian="italic" style:font-style-complex="italic" fo:font-style="italic" fo:font-size="12pt" style:font-size-asian="12pt" style:font-family-complex="'Lucida Sans'" style:font-family-generic-complex="swiss"/>
    </style:style>
    <style:style style:class="index" style:parent-style-name="Standard" style:name="Index" style:family="paragraph">
      <style:paragraph-properties text:line-number="0" text:number-lines="false"/>
      <style:text-properties style:font-name-complex="Lucida Sans1" style:font-size-asian="12pt" style:font-family-complex="'Lucida Sans'" style:font-family-generic-complex="swiss"/>
    </style:style>
    <style:style style:class="extra" style:parent-style-name="Standard" style:name="Frame_20_contents" style:display-name="Frame contents" style:family="paragraph"/>
    <style:style style:class="extra" style:parent-style-name="Standard" style:name="Table_20_Contents" style:display-name="Table Contents" style:family="paragraph"/>
    <style:style style:name="Default_20_Paragraph_20_Font" style:display-name="Default Paragraph Font" style:family="text"/>
    <style:style style:name="Frame" style:family="graphic">
      <style:graphic-properties style:wrap-contour="false" text:anchor-type="paragraph" style:vertical-pos="top" style:number-wrapped-paragraphs="no-limit" style:horizontal-pos="center" fo:margin-bottom="0.201cm" style:vertical-rel="paragraph-content" style:wrap="parallel" fo:margin-left="0.201cm" fo:border="0.06pt solid #000000" fo:margin-top="0.201cm" svg:y="0cm" fo:padding="0.15cm" fo:margin-right="0.201cm" style:horizontal-rel="paragraph-content" svg:x="0cm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ist-tab-stop-position="0.762cm" fo:margin-left="0.762cm" text:label-followed-by="listtab" fo:text-indent="-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ist-tab-stop-position="1.016cm" fo:margin-left="1.016cm" text:label-followed-by="listtab" fo:text-indent="-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ist-tab-stop-position="1.27cm" fo:margin-left="1.27cm" text:label-followed-by="listtab" fo:text-indent="-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ist-tab-stop-position="1.524cm" fo:margin-left="1.524cm" text:label-followed-by="listtab" fo:text-indent="-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ist-tab-stop-position="1.778cm" fo:margin-left="1.778cm" text:label-followed-by="listtab" fo:text-indent="-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ist-tab-stop-position="2.032cm" fo:margin-left="2.032cm" text:label-followed-by="listtab" fo:text-indent="-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ist-tab-stop-position="2.286cm" fo:margin-left="2.286cm" text:label-followed-by="listtab" fo:text-indent="-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ist-tab-stop-position="2.54cm" fo:margin-left="2.54cm" text:label-followed-by="listtab" fo:text-indent="-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ist-tab-stop-position="2.794cm" fo:margin-left="2.794cm" text:label-followed-by="listtab" fo:text-indent="-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ist-tab-stop-position="3.048cm" fo:margin-left="3.048cm" text:label-followed-by="listtab" fo:text-indent="-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ist-tab-stop-position="1.27cm" fo:margin-left="1.27cm" text:label-followed-by="listtab" fo:text-indent="-0.635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ist-tab-stop-position="1.905cm" fo:margin-left="1.905cm" text:label-followed-by="listtab" fo:text-indent="-0.63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ist-tab-stop-position="2.54cm" fo:margin-left="2.54cm" text:label-followed-by="listtab" fo:text-indent="-0.635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ist-tab-stop-position="3.175cm" fo:margin-left="3.175cm" text:label-followed-by="listtab" fo:text-indent="-0.63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ist-tab-stop-position="3.81cm" fo:margin-left="3.81cm" text:label-followed-by="listtab" fo:text-indent="-0.635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ist-tab-stop-position="4.445cm" fo:margin-left="4.445cm" text:label-followed-by="listtab" fo:text-indent="-0.63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ist-tab-stop-position="5.08cm" fo:margin-left="5.08cm" text:label-followed-by="listtab" fo:text-indent="-0.635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ist-tab-stop-position="5.715cm" fo:margin-left="5.715cm" text:label-followed-by="listtab" fo:text-indent="-0.63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ist-tab-stop-position="6.35cm" fo:margin-left="6.35cm" text:label-followed-by="listtab" fo:text-indent="-0.6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ist-tab-stop-position="6.985cm" fo:margin-left="6.985cm" text:label-followed-by="listtab" fo:text-indent="-0.635cm"/>
        </style:list-level-properties>
      </text:list-level-style-number>
    </text:list-style>
    <text:notes-configuration text:start-numbering-at="document" text:start-value="0" text:footnotes-position="page" style:num-format="1" text:note-class="footnote"/>
    <text:notes-configuration text:start-value="0" style:num-format="i" text:note-class="endnote"/>
    <text:linenumbering-configuration text:number-position="left" text:increment="5" text:number-lines="false" style:num-format="1" text:offset="0.499cm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style:writing-mode="lr-tb" fo:margin-top="1cm" style:layout-grid-ruby-height="0.212cm" fo:margin-bottom="1.251cm" style:layout-grid-mode="none" style:footnote-max-height="0cm" style:layout-grid-ruby-below="false" style:layout-grid-base-width="0.37cm" fo:margin-left="2cm" style:layout-grid-base-height="0.423cm" style:layout-grid-print="false" style:print-orientation="portrait" fo:page-width="21.001cm" style:num-format="1" style:layout-grid-snap-to="true" style:layout-grid-lines="43" fo:margin-right="1.753cm" fo:page-height="29.7cm" style:layout-grid-display="false" style:layout-grid-color="#c0c0c0">
        <style:footnote-sep style:adjustment="left" style:distance-after-sep="0.101cm" style:rel-width="0%" style:distance-before-sep="0.101cm" style:color="#000000" style:line-style="solid" style:width="0.018cm"/>
      </style:page-layout-properties>
      <style:header-style/>
      <style:footer-style/>
    </style:page-layout>
  </office:automatic-styles>
  <office:master-styles>
    <style:master-page style:page-layout-name="Mpm1" style:name="Standard"/>
    <style:master-page style:next-style-name="Standard" style:name="First_20_Page" style:page-layout-name="Mpm1" style:display-name="First Page"/>
  </office:master-styles>
</office:document-styles>
</file>

<file path=meta.xml><?xml version="1.0" encoding="utf-8"?>
<office:document-meta xmlns:ns42="http://openoffice.org/2009/office" xmlns:text="urn:oasis:names:tc:opendocument:xmlns:text:1.0" xmlns:xlink="http://www.w3.org/1999/xlink" xmlns:office="urn:oasis:names:tc:opendocument:xmlns:office:1.0" xmlns:dc="http://purl.org/dc/elements/1.1/" xmlns:manifest="urn:oasis:names:tc:opendocument:xmlns:manifest:1.0" xmlns:chart="urn:oasis:names:tc:opendocument:xmlns:chart:1.0" xmlns:config="urn:oasis:names:tc:opendocument:xmlns:config:1.0" xmlns:meta="urn:oasis:names:tc:opendocument:xmlns:meta:1.0" xmlns:fo="urn:oasis:names:tc:opendocument:xmlns:xsl-fo-compatible:1.0" xmlns:svg="urn:oasis:names:tc:opendocument:xmlns:svg-compatible:1.0" xmlns:ooo="http://openoffice.org/2004/office" xmlns:table="urn:oasis:names:tc:opendocument:xmlns:table:1.0" xmlns:draw="urn:oasis:names:tc:opendocument:xmlns:drawing:1.0" xmlns:ns41="urn:org:documentfoundation:names:experimental:office:xmlns:loext:1.0" xmlns:style="urn:oasis:names:tc:opendocument:xmlns:style:1.0" xmlns:presentation="urn:oasis:names:tc:opendocument:xmlns:presentation:1.0" office:version="1.2">
  <office:meta>
    <meta:initial-creator>OKusakina</meta:initial-creator>
    <meta:editing-cycles>55</meta:editing-cycles>
    <meta:print-date>2015-05-05T12:46:00</meta:print-date>
    <meta:creation-date>2012-05-03T07:40:00</meta:creation-date>
    <dc:date>2016-06-15T10:28:47.903000000</dc:date>
    <meta:editing-duration>PT6H23M12S</meta:editing-duration>
    <meta:document-statistic meta:table-count="12" meta:non-whitespace-character-count="2569" meta:image-count="0" meta:page-count="3" meta:object-count="0" meta:character-count="3123" meta:paragraph-count="102" meta:word-count="347"/>
    <meta:user-defined meta:name="AppVersion">15.0000</meta:user-defined>
    <meta:user-defined meta:name="Company">nmsgc</meta:user-defined>
    <meta:user-defined meta:value-type="float" meta:name="DocSecurity">0</meta:user-defined>
    <meta:user-defined meta:value-type="boolean" meta:name="HyperlinksChanged">false</meta:user-defined>
    <meta:user-defined meta:value-type="boolean" meta:name="LinksUpToDate">false</meta:user-defined>
    <meta:user-defined meta:value-type="boolean" meta:name="ScaleCrop">false</meta:user-defined>
    <meta:user-defined meta:value-type="boolean" meta:name="ShareDoc">false</meta:user-defined>
    <meta:template xlink:href="" xlink:actuate="onRequest" xlink:title="Normal.dotm" xlink:type="simple"/>
    <meta:generator>ODFPY/1.3.2</meta:generator>
  </office:meta>
</office:document-meta>
</file>